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3" style:family="graphic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>
      <style:graphic-properties draw:stroke="none" draw:fill="none" draw:fill-color="#bbe0e3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ole-draw-aspect="1" style:protect="size"/>
    </style:style>
    <style:style style:name="gr7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85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4.007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0.748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4.21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524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4.60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814cm" style:use-optimal-column-width="false"/>
    </style:style>
    <style:style style:name="co2" style:family="table-column">
      <style:table-column-properties style:column-width="3.696cm" style:use-optimal-column-width="false"/>
    </style:style>
    <style:style style:name="co3" style:family="table-column">
      <style:table-column-properties style:column-width="4.343cm" style:use-optimal-column-width="false"/>
    </style:style>
    <style:style style:name="co4" style:family="table-column">
      <style:table-column-properties style:column-width="2.43cm" style:use-optimal-column-width="false"/>
    </style:style>
    <style:style style:name="co5" style:family="table-column">
      <style:table-column-properties style:column-width="0.906cm" style:use-optimal-column-width="false"/>
    </style:style>
    <style:style style:name="co6" style:family="table-column">
      <style:table-column-properties style:column-width="2.034cm" style:use-optimal-column-width="false"/>
    </style:style>
    <style:style style:name="co7" style:family="table-column">
      <style:table-column-properties style:column-width="2.162cm" style:use-optimal-column-width="false"/>
    </style:style>
    <style:style style:name="co8" style:family="table-column">
      <style:table-column-properties style:column-width="2.596cm" style:use-optimal-column-width="false"/>
    </style:style>
    <style:style style:name="co9" style:family="table-column">
      <style:table-column-properties style:column-width="2.572cm" style:use-optimal-column-width="false"/>
    </style:style>
    <style:style style:name="co10" style:family="table-column">
      <style:table-column-properties style:column-width="2.39cm" style:use-optimal-column-width="false"/>
    </style:style>
    <style:style style:name="co11" style:family="table-column">
      <style:table-column-properties style:column-width="2.478cm" style:use-optimal-column-width="false"/>
    </style:style>
    <style:style style:name="co12" style:family="table-column">
      <style:table-column-properties style:column-width="2.434cm" style:use-optimal-column-width="false"/>
    </style:style>
    <style:style style:name="co13" style:family="table-column">
      <style:table-column-properties style:column-width="5.243cm" style:use-optimal-column-width="false"/>
    </style:style>
    <style:style style:name="co14" style:family="table-column">
      <style:table-column-properties style:column-width="1.107cm" style:use-optimal-column-width="false"/>
    </style:style>
    <style:style style:name="co15" style:family="table-column">
      <style:table-column-properties style:column-width="2.69cm" style:use-optimal-column-width="false"/>
    </style:style>
    <style:style style:name="co16" style:family="table-column">
      <style:table-column-properties style:column-width="1.085cm" style:use-optimal-column-width="false"/>
    </style:style>
    <style:style style:name="co17" style:family="table-column">
      <style:table-column-properties style:column-width="2.412cm" style:use-optimal-column-width="false"/>
    </style:style>
    <style:style style:name="co18" style:family="table-column">
      <style:table-column-properties style:column-width="2.245cm" style:use-optimal-column-width="false"/>
    </style:style>
    <style:style style:name="co19" style:family="table-column">
      <style:table-column-properties style:column-width="2.244cm" style:use-optimal-column-width="false"/>
    </style:style>
    <style:style style:name="co20" style:family="table-column">
      <style:table-column-properties style:column-width="2.284cm" style:use-optimal-column-width="false"/>
    </style:style>
    <style:style style:name="co21" style:family="table-column">
      <style:table-column-properties style:column-width="2.117cm" style:use-optimal-column-width="false"/>
    </style:style>
    <style:style style:name="co22" style:family="table-column">
      <style:table-column-properties style:column-width="2.328cm" style:use-optimal-column-width="false"/>
    </style:style>
    <style:style style:name="co23" style:family="table-column">
      <style:table-column-properties style:column-width="4.322cm" style:use-optimal-column-width="false"/>
    </style:style>
    <style:style style:name="co24" style:family="table-column">
      <style:table-column-properties style:column-width="0.891cm" style:use-optimal-column-width="false"/>
    </style:style>
    <style:style style:name="co25" style:family="table-column">
      <style:table-column-properties style:column-width="2.46cm" style:use-optimal-column-width="false"/>
    </style:style>
    <style:style style:name="co26" style:family="table-column">
      <style:table-column-properties style:column-width="5.194cm" style:use-optimal-column-width="false"/>
    </style:style>
    <style:style style:name="co27" style:family="table-column">
      <style:table-column-properties style:column-width="1.076cm" style:use-optimal-column-width="false"/>
    </style:style>
    <style:style style:name="co28" style:family="table-column">
      <style:table-column-properties style:column-width="2.394cm" style:use-optimal-column-width="false"/>
    </style:style>
    <style:style style:name="co29" style:family="table-column">
      <style:table-column-properties style:column-width="2.664cm" style:use-optimal-column-width="false"/>
    </style:style>
    <style:style style:name="co30" style:family="table-column">
      <style:table-column-properties style:column-width="5.195cm" style:use-optimal-column-width="false"/>
    </style:style>
    <style:style style:name="co31" style:family="table-column">
      <style:table-column-properties style:column-width="2.222cm" style:use-optimal-column-width="false"/>
    </style:style>
    <style:style style:name="co32" style:family="table-column">
      <style:table-column-properties style:column-width="2.223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06cm"/>
    </style:style>
    <style:style style:name="ro3" style:family="table-row">
      <style:table-row-properties style:row-height="0.922cm"/>
    </style:style>
    <style:style style:name="ro4" style:family="table-row">
      <style:table-row-properties style:row-height="1.056cm"/>
    </style:style>
    <style:style style:name="ro5" style:family="table-row">
      <style:table-row-properties style:row-height="1.745cm"/>
    </style:style>
    <style:style style:name="ro6" style:family="table-row">
      <style:table-row-properties style:row-height="1.376cm"/>
    </style:style>
    <style:style style:name="ro7" style:family="table-row">
      <style:table-row-properties style:row-height="1.115cm"/>
    </style:style>
    <style:style style:name="ro8" style:family="table-row">
      <style:table-row-properties style:row-height="0.684cm"/>
    </style:style>
    <style:style style:name="ro9" style:family="table-row">
      <style:table-row-properties style:row-height="0.768cm"/>
    </style:style>
    <style:style style:name="ro10" style:family="table-row">
      <style:table-row-properties style:row-height="0.726cm"/>
    </style:style>
    <style:style style:name="ro11" style:family="table-row">
      <style:table-row-properties style:row-height="1.404cm"/>
    </style:style>
    <style:style style:name="ro12" style:family="table-row">
      <style:table-row-properties style:row-height="1.457cm"/>
    </style:style>
    <style:style style:name="ro13" style:family="table-row">
      <style:table-row-properties style:row-height="1.191cm"/>
    </style:style>
    <style:style style:name="ro14" style:family="table-row">
      <style:table-row-properties style:row-height="1.111cm"/>
    </style:style>
    <style:style style:name="ro15" style:family="table-row">
      <style:table-row-properties style:row-height="1.425cm"/>
    </style:style>
    <style:style style:name="ce1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000000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fo:border-left="0.008cm solid #000000" fo:border-right="none" fo:border-top="none" fo:border-bottom="none"/>
    </style:style>
    <style:style style:name="ce4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5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6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fo:border-left="0.008cm solid #000000" fo:border-right="none" fo:border-top="none" fo:border-bottom="none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9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bottom="0.008cm 0cm 0.008cm" fo:border-left="0.008cm solid #000000" fo:border-right="none" fo:border-top="none" fo:border-bottom="0.008cm solid #000000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bottom="0.008cm 0cm 0.008cm" fo:border-left="none" fo:border-right="none" fo:border-top="none" fo:border-bottom="0.008cm solid #000000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12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000000"/>
    </style:style>
    <style:style style:name="ce13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fo:border-left="0.008cm solid #000000" fo:border-right="none" fo:border-top="none" fo:border-bottom="none"/>
    </style:style>
    <style:style style:name="ce14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15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16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17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18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19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fo:border-left="0.008cm solid #000000" fo:border-right="none" fo:border-top="none" fo:border-bottom="none"/>
    </style:style>
    <style:style style:name="ce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25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bottom="0.008cm 0cm 0.008cm" fo:border-left="0.008cm solid #000000" fo:border-right="none" fo:border-top="none" fo:border-bottom="0.008cm solid #000000"/>
    </style:style>
    <style:style style:name="ce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bottom="0.008cm 0cm 0.008cm" fo:border-left="none" fo:border-right="none" fo:border-top="none" fo:border-bottom="0.008cm solid #000000"/>
    </style:style>
    <style:style style:name="ce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bottom="0.008cm 0cm 0.008cm" fo:border-left="none" fo:border-right="none" fo:border-top="none" fo:border-bottom="0.008cm solid #000000"/>
    </style:style>
    <style:style style:name="ce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bottom="0.008cm 0cm 0.008cm" fo:border-left="none" fo:border-right="none" fo:border-top="none" fo:border-bottom="0.008cm solid #000000"/>
    </style:style>
    <style:style style:name="ce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bottom="0.008cm 0cm 0.008cm" fo:border-left="none" fo:border-right="none" fo:border-top="none" fo:border-bottom="0.008cm solid #000000"/>
    </style:style>
    <style:style style:name="ce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31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indent="0cm" style:border-line-width="0.008cm 0cm 0.008cm" fo:border="0.008cm solid #000000"/>
    </style:style>
    <style:style style:name="ce32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end" fo:text-indent="0cm" style:border-line-width="0.008cm 0cm 0.008cm" fo:border="0.008cm solid #000000"/>
    </style:style>
    <style:style style:name="ce33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indent="0cm" style:border-line-width="0.008cm 0cm 0.008cm" fo:border="0.008cm solid #000000"/>
    </style:style>
    <style:style style:name="ce34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indent="0cm" style:border-line-width="0.008cm 0cm 0.008cm" fo:border="0.008cm solid #000000"/>
    </style:style>
    <style:style style:name="ce35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center" fo:text-indent="0cm" style:border-line-width="0.008cm 0cm 0.008cm" fo:border="0.008cm solid #000000"/>
    </style:style>
    <style:style style:name="ce36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center" fo:text-indent="0cm" style:border-line-width="0.008cm 0cm 0.008cm" fo:border="0.008cm solid #000000"/>
    </style:style>
    <style:style style:name="ce37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center" fo:text-indent="0cm" style:border-line-width="0.008cm 0cm 0.008cm" fo:border="0.008cm solid #000000"/>
    </style:style>
    <style:style style:name="ce38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center" fo:text-indent="0cm" style:border-line-width="0.008cm 0cm 0.008cm" fo:border="0.008cm solid #000000"/>
    </style:style>
    <style:style style:name="ce39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indent="0cm" style:border-line-width="0.008cm 0cm 0.008cm" fo:border="0.008cm solid #000000"/>
    </style:style>
    <style:style style:name="ce40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end" fo:text-indent="0cm" style:border-line-width="0.008cm 0cm 0.008cm" fo:border="0.008cm solid #000000"/>
    </style:style>
    <style:style style:name="ce41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end" fo:text-indent="0cm" style:border-line-width="0.008cm 0cm 0.008cm" fo:border="0.008cm solid #000000"/>
    </style:style>
    <style:style style:name="ce42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end" fo:text-indent="0cm" style:border-line-width="0.008cm 0cm 0.008cm" fo:border="0.008cm solid #000000"/>
    </style:style>
    <style:style style:name="ce43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indent="0cm" style:border-line-width="0.008cm 0cm 0.008cm" fo:border="0.008cm solid #000000"/>
    </style:style>
    <style:style style:name="ce44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end" fo:text-indent="0cm" style:border-line-width="0.008cm 0cm 0.008cm" fo:border="0.008cm solid #000000"/>
    </style:style>
    <style:style style:name="ce45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end" fo:text-indent="0cm" style:border-line-width="0.008cm 0cm 0.008cm" fo:border="0.008cm solid #000000"/>
    </style:style>
    <style:style style:name="ce46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end" fo:text-indent="0cm" style:border-line-width="0.008cm 0cm 0.008cm" fo:border="0.008cm solid #000000"/>
    </style:style>
    <style:style style:name="ce47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indent="0cm" style:border-line-width="0.008cm 0cm 0.008cm" fo:border="0.008cm solid #000000"/>
    </style:style>
    <style:style style:name="ce48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end" fo:text-indent="0cm" style:border-line-width="0.008cm 0cm 0.008cm" fo:border="0.008cm solid #000000"/>
    </style:style>
    <style:style style:name="ce49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end" fo:text-indent="0cm" style:border-line-width="0.008cm 0cm 0.008cm" fo:border="0.008cm solid #000000"/>
    </style:style>
    <style:style style:name="ce50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end" fo:text-indent="0cm" style:border-line-width="0.008cm 0cm 0.008cm" fo:border="0.008cm solid #000000"/>
    </style:style>
    <style:style style:name="ce51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000000"/>
    </style:style>
    <style:style style:name="ce52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fo:border-left="0.008cm solid #000000" fo:border-right="none" fo:border-top="none" fo:border-bottom="none"/>
    </style:style>
    <style:style style:name="ce53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54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55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56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fo:border-left="0.008cm solid #000000" fo:border-right="none" fo:border-top="none" fo:border-bottom="none"/>
    </style:style>
    <style:style style:name="ce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60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fo:border-left="0.008cm solid #000000" fo:border-right="none" fo:border-top="none" fo:border-bottom="none"/>
    </style:style>
    <style:style style:name="ce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64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bottom="0.008cm 0cm 0.008cm" fo:border-left="0.008cm solid #000000" fo:border-right="none" fo:border-top="none" fo:border-bottom="0.008cm solid #000000"/>
    </style:style>
    <style:style style:name="ce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style:border-line-width-bottom="0.008cm 0cm 0.008cm" fo:border-left="none" fo:border-right="none" fo:border-top="none" fo:border-bottom="0.008cm solid #000000"/>
    </style:style>
    <style:style style:name="ce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bottom="0.008cm 0cm 0.008cm" fo:border-left="none" fo:border-right="none" fo:border-top="none" fo:border-bottom="0.008cm solid #000000"/>
    </style:style>
    <style:style style:name="ce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68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000000"/>
    </style:style>
    <style:style style:name="ce69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fo:border-left="0.008cm solid #000000" fo:border-right="none" fo:border-top="none" fo:border-bottom="none"/>
    </style:style>
    <style:style style:name="ce70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71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72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73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fo:border-left="0.008cm solid #000000" fo:border-right="none" fo:border-top="none" fo:border-bottom="none"/>
    </style:style>
    <style:style style:name="ce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77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fo:border-left="0.008cm solid #000000" fo:border-right="none" fo:border-top="none" fo:border-bottom="none"/>
    </style:style>
    <style:style style:name="ce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fo:border="none"/>
    </style:style>
    <style:style style:name="ce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81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bottom="0.008cm 0cm 0.008cm" fo:border-left="0.008cm solid #000000" fo:border-right="none" fo:border-top="none" fo:border-bottom="0.008cm solid #000000"/>
    </style:style>
    <style:style style:name="ce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style:border-line-width-bottom="0.008cm 0cm 0.008cm" fo:border-left="none" fo:border-right="none" fo:border-top="none" fo:border-bottom="0.008cm solid #000000"/>
    </style:style>
    <style:style style:name="ce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bottom="0.008cm 0cm 0.008cm" fo:border-left="none" fo:border-right="none" fo:border-top="none" fo:border-bottom="0.008cm solid #000000"/>
    </style:style>
    <style:style style:name="ce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85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="0.008cm 0cm 0.008cm" fo:border="0.008cm solid #000000"/>
    </style:style>
    <style:style style:name="ce86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text-align="center" fo:text-indent="0cm" style:border-line-width="0.008cm 0cm 0.008cm" fo:border="0.008cm solid #000000"/>
    </style:style>
    <style:style style:name="ce87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text-align="end" fo:text-indent="0cm" style:border-line-width="0.008cm 0cm 0.008cm" fo:border="0.008cm solid #000000"/>
    </style:style>
    <style:style style:name="ce88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/>
    </style:style>
    <style:style style:name="ce89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indent="0cm" style:border-line-width-left="0.008cm 0cm 0.008cm" fo:border-left="0.008cm solid #000000" fo:border-right="none" fo:border-top="none" fo:border-bottom="none"/>
    </style:style>
    <style:style style:name="ce90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91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92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93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fo:border-left="0.008cm solid #000000" fo:border-right="none" fo:border-top="none" fo:border-bottom="none"/>
    </style:style>
    <style:style style:name="ce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97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fo:border-left="0.008cm solid #000000" fo:border-right="none" fo:border-top="none" fo:border-bottom="none"/>
    </style:style>
    <style:style style:name="ce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1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101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bottom="0.008cm 0cm 0.008cm" fo:border-left="0.008cm solid #000000" fo:border-right="none" fo:border-top="none" fo:border-bottom="0.008cm solid #000000"/>
    </style:style>
    <style:style style:name="ce1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style:border-line-width-bottom="0.008cm 0cm 0.008cm" fo:border-left="none" fo:border-right="none" fo:border-top="none" fo:border-bottom="0.008cm solid #000000"/>
    </style:style>
    <style:style style:name="ce1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style:border-line-width-bottom="0.008cm 0cm 0.008cm" fo:border-left="none" fo:border-right="none" fo:border-top="none" fo:border-bottom="0.008cm solid #000000"/>
    </style:style>
    <style:style style:name="ce1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105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/>
    </style:style>
    <style:style style:name="ce106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indent="0cm" style:border-line-width-left="0.008cm 0cm 0.008cm" fo:border-left="0.008cm solid #000000" fo:border-right="none" fo:border-top="none" fo:border-bottom="none"/>
    </style:style>
    <style:style style:name="ce107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108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109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110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fo:border-left="0.008cm solid #000000" fo:border-right="none" fo:border-top="none" fo:border-bottom="none"/>
    </style:style>
    <style:style style:name="ce1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1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1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114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fo:border-left="0.008cm solid #000000" fo:border-right="none" fo:border-top="none" fo:border-bottom="none"/>
    </style:style>
    <style:style style:name="ce1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1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1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118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bottom="0.008cm 0cm 0.008cm" fo:border-left="0.008cm solid #000000" fo:border-right="none" fo:border-top="none" fo:border-bottom="0.008cm solid #000000"/>
    </style:style>
    <style:style style:name="ce1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style:border-line-width-bottom="0.008cm 0cm 0.008cm" fo:border-left="none" fo:border-right="none" fo:border-top="none" fo:border-bottom="0.008cm solid #000000"/>
    </style:style>
    <style:style style:name="ce1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style:border-line-width-bottom="0.008cm 0cm 0.008cm" fo:border-left="none" fo:border-right="none" fo:border-top="none" fo:border-bottom="0.008cm solid #000000"/>
    </style:style>
    <style:style style:name="ce1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122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/>
    </style:style>
    <style:style style:name="ce123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indent="0cm" style:border-line-width-left="0.008cm 0cm 0.008cm" fo:border-left="0.008cm solid #000000" fo:border-right="none" fo:border-top="none" fo:border-bottom="none"/>
    </style:style>
    <style:style style:name="ce124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125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126" style:family="table-cell">
      <style:graphic-properties draw:fill="solid" draw:fill-color="#bbbbbb" draw:opacity="100%" style:repeat="repeat" draw:textarea-vertical-align="bottom" fo:padding-top="0.13cm" fo:padding-bottom="0.13cm" fo:padding-left="0.25cm" fo:padding-right="0.25cm"/>
      <style:paragraph-properties fo:margin-left="0cm" fo:margin-right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127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fo:border-left="0.008cm solid #000000" fo:border-right="none" fo:border-top="none" fo:border-bottom="none"/>
    </style:style>
    <style:style style:name="ce1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1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1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131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fo:border-left="0.008cm solid #000000" fo:border-right="none" fo:border-top="none" fo:border-bottom="none"/>
    </style:style>
    <style:style style:name="ce1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1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fo:border="none"/>
    </style:style>
    <style:style style:name="ce1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ce135" style:family="table-cell">
      <style:graphic-properties draw:fill="solid" draw:fill-color="#bbbbbb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bottom="0.008cm 0cm 0.008cm" fo:border-left="0.008cm solid #000000" fo:border-right="none" fo:border-top="none" fo:border-bottom="0.008cm solid #000000"/>
    </style:style>
    <style:style style:name="ce1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style:border-line-width-bottom="0.008cm 0cm 0.008cm" fo:border-left="none" fo:border-right="none" fo:border-top="none" fo:border-bottom="0.008cm solid #000000"/>
    </style:style>
    <style:style style:name="ce1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style:border-line-width-bottom="0.008cm 0cm 0.008cm" fo:border-left="none" fo:border-right="none" fo:border-top="none" fo:border-bottom="0.008cm solid #000000"/>
    </style:style>
    <style:style style:name="ce1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style:border-line-width-right="0.008cm 0cm 0.008cm" style:border-line-width-top="0.008cm 0cm 0.008cm" style:border-line-width-bottom="0.008cm 0cm 0.008cm" fo:border-left="none" fo:border-right="0.008cm solid #000000" fo:border-top="0.008cm solid #000000" fo:border-bottom="0.008cm solid #000000"/>
    </style:style>
    <style:style style:name="P1" style:family="paragraph">
      <style:paragraph-properties fo:margin-left="0cm" fo:margin-right="0cm" fo:line-height="100%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line-height="90%" fo:text-indent="0cm"/>
    </style:style>
    <style:style style:name="P4" style:family="paragraph">
      <style:paragraph-properties fo:margin-left="0.952cm" fo:margin-right="0cm" fo:margin-top="0.176cm" fo:margin-bottom="0cm" fo:line-height="90%" fo:text-indent="-0.952cm"/>
    </style:style>
    <style:style style:name="P5" style:family="paragraph">
      <style:paragraph-properties fo:margin-left="0.952cm" fo:margin-right="0cm" fo:margin-top="0.176cm" fo:margin-bottom="0cm" fo:line-height="90%" fo:text-align="center" fo:text-indent="-0.952cm"/>
    </style:style>
    <style:style style:name="P6" style:family="paragraph">
      <style:paragraph-properties fo:margin-left="0cm" fo:margin-right="0cm" fo:margin-top="0.176cm" fo:margin-bottom="0cm" fo:line-height="100%" fo:text-align="center" fo:text-indent="0cm"/>
    </style:style>
    <style:style style:name="P7" style:family="paragraph">
      <style:paragraph-properties fo:margin-left="0cm" fo:margin-right="0cm" fo:margin-top="0.176cm" fo:margin-bottom="0cm" fo:line-height="100%" fo:text-indent="0cm"/>
    </style:style>
    <style:style style:name="P8" style:family="paragraph">
      <style:paragraph-properties fo:margin-left="0.952cm" fo:margin-right="0cm" fo:margin-top="0.141cm" fo:margin-bottom="0cm" fo:line-height="100%" fo:text-indent="-0.952cm"/>
    </style:style>
    <style:style style:name="P9" style:family="paragraph">
      <style:paragraph-properties fo:margin-left="0cm" fo:margin-right="0cm" fo:margin-top="0.141cm" fo:margin-bottom="0cm" fo:line-height="100%" fo:text-indent="0cm"/>
    </style:style>
    <style:style style:name="P10" style:family="paragraph">
      <style:paragraph-properties fo:margin-left="0.952cm" fo:margin-right="0cm" fo:margin-top="0.123cm" fo:margin-bottom="0cm" fo:line-height="100%" fo:text-indent="-0.952cm"/>
    </style:style>
    <style:style style:name="P11" style:family="paragraph">
      <style:paragraph-properties fo:margin-left="0.952cm" fo:margin-right="0cm" fo:margin-top="0.105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.952cm" fo:margin-right="0cm" fo:margin-top="0.105cm" fo:margin-bottom="0cm" fo:line-height="100%" fo:text-indent="-0.952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align="end" fo:text-indent="0cm"/>
    </style:style>
    <style:style style:name="P16" style:family="paragraph">
      <style:paragraph-properties fo:margin-left="0cm" fo:margin-right="0cm" fo:margin-top="0.396cm" fo:margin-bottom="0cm" fo:line-height="100%" fo:text-indent="0cm"/>
    </style:style>
    <style:style style:name="P17" style:family="paragraph">
      <style:paragraph-properties fo:margin-left="0cm" fo:margin-right="0cm" fo:margin-top="0.158cm" fo:margin-bottom="0cm" fo:line-height="100%" fo:text-indent="0cm"/>
    </style:style>
    <style:style style:name="P18" style:family="paragraph">
      <style:paragraph-properties fo:margin-left="0.952cm" fo:margin-right="0cm" fo:margin-top="0.141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fo:margin-left="0cm" fo:margin-right="0cm" fo:margin-top="0cm" fo:margin-bottom="0cm" fo:text-indent="0cm"/>
    </style:style>
    <style:style style:name="P20" style:family="paragraph">
      <style:paragraph-properties fo:margin-left="0cm" fo:margin-right="0cm" fo:margin-top="0cm" fo:margin-bottom="0cm" fo:text-align="end" fo:text-indent="0cm"/>
    </style:style>
    <style:style style:name="P21" style:family="paragraph">
      <style:paragraph-properties fo:margin-left="0cm" fo:margin-right="0cm" fo:margin-top="0cm" fo:margin-bottom="0cm" fo:text-align="center" fo:text-indent="0cm"/>
    </style:style>
    <style:style style:name="P22" style:family="paragraph">
      <style:paragraph-properties fo:margin-left="0cm" fo:margin-right="0cm" fo:line-height="100%" fo:text-indent="0cm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style:paragraph-properties fo:margin-left="0cm" fo:margin-right="0cm" fo:text-align="end" fo:text-indent="0cm"/>
    </style:style>
    <style:style style:name="P26" style:family="paragraph">
      <style:paragraph-properties fo:margin-left="0cm" fo:margin-right="0cm" fo:line-height="100%" fo:text-align="center" fo:text-indent="0cm"/>
    </style:style>
    <style:style style:name="P27" style:family="paragraph">
      <style:paragraph-properties fo:margin-left="0cm" fo:margin-right="0cm" fo:line-height="100%" fo:text-align="end" fo:text-indent="0cm"/>
    </style:style>
    <style:style style:name="P28" style:family="paragraph">
      <style:paragraph-properties fo:margin-left="0cm" fo:margin-right="0cm" fo:margin-top="0.123cm" fo:margin-bottom="0cm" fo:line-height="100%" fo:text-indent="0cm"/>
    </style:style>
    <style:style style:name="P29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cm" fo:margin-right="0cm" fo:margin-top="0.176cm" fo:margin-bottom="0cm" fo:line-height="10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font-family="'Palatino Linotype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'Palatino Linotype'" style:font-family-generic="roman" style:font-pitch="variable" fo:font-size="20pt" fo:language="en" fo:country="US" style:font-size-asian="20pt" style:font-size-complex="20pt"/>
    </style:style>
    <style:style style:name="T3" style:family="text">
      <style:text-properties fo:font-family="'Palatino Linotype'" style:font-family-generic="roman" style:font-pitch="variable" fo:font-size="20pt" fo:language="en" fo:country="US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family="'Palatino Linotype'" style:font-family-generic="roman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5" style:family="text">
      <style:text-properties fo:font-family="'Palatino Linotype'" style:font-family-generic="roman" style:font-pitch="variable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family="'Palatino Linotype'" style:font-family-generic="roman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font-family="'Palatino Linotype'" style:font-family-generic="roman" style:font-pitch="variable" fo:font-size="20pt" style:font-size-asian="20pt" style:font-size-complex="20pt"/>
    </style:style>
    <style:style style:name="T8" style:family="text">
      <style:text-properties fo:font-family="'Palatino Linotype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fo:font-family="'Palatino Linotype'" style:font-family-generic="roman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family="'Palatino Linotype'" style:font-family-generic="roman" style:font-pitch="variable" fo:font-size="16pt" fo:language="en" fo:country="US" style:font-size-asian="16pt" style:font-size-complex="16pt"/>
    </style:style>
    <style:style style:name="T11" style:family="text">
      <style:text-properties fo:color="#000000" fo:font-family="'Palatino Linotype'" style:font-family-generic="roman" style:font-pitch="variable" fo:font-size="14pt" fo:language="en" fo:country="US" style:text-underline-style="solid" style:text-underline-width="auto" style:text-underline-color="font-color" style:font-size-asian="14pt" style:font-size-complex="14pt"/>
    </style:style>
    <style:style style:name="T12" style:family="text">
      <style:text-properties fo:color="#000000" fo:font-family="'Palatino Linotype'" style:font-family-generic="roman" style:font-pitch="variable" fo:font-size="14pt" fo:language="en" fo:country="US" style:font-size-asian="14pt" style:font-size-complex="14pt"/>
    </style:style>
    <style:style style:name="T13" style:family="text">
      <style:text-properties fo:color="#000080" fo:font-family="'Courier New'" style:font-family-generic="modern" style:font-pitch="fixed" fo:font-size="12pt" fo:language="en" fo:country="US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2pt" style:font-weight-complex="bold"/>
    </style:style>
    <style:style style:name="T14" style:family="text">
      <style:text-properties fo:color="#000000" fo:font-family="'Courier New'" style:font-family-generic="modern" style:font-pitch="fixed" fo:font-size="12pt" fo:language="en" fo:country="US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15" style:family="text">
      <style:text-properties fo:color="#0000ff" fo:font-family="'Courier New'" style:font-family-generic="modern" style:font-pitch="fixed" fo:font-size="12pt" fo:language="en" fo:country="US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16" style:family="text">
      <style:text-properties fo:color="#000000" fo:font-family="'Courier New'" style:font-family-generic="modern" style:font-pitch="fixed" fo:font-size="12pt" fo:language="en" fo:country="US" fo:font-style="italic" fo:font-weight="bold" style:font-family-asian="'Times New Roman'" style:font-family-generic-asian="roman" style:font-pitch-asian="variable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17" style:family="text">
      <style:text-properties fo:color="#000000" fo:font-family="'Times New Roman'" style:font-family-generic="roman" style:font-pitch="variable" fo:font-size="11pt" fo:font-weight="bold" style:font-family-asian="'Times New Roman'" style:font-family-generic-asian="roman" style:font-pitch-asian="variable" style:font-size-asian="11pt" style:font-weight-asian="bold" style:font-family-complex="'Times New Roman'" style:font-family-generic-complex="roman" style:font-pitch-complex="variable" style:font-size-complex="11pt" style:font-weight-complex="bold"/>
    </style:style>
    <style:style style:name="T18" style:family="text">
      <style:text-properties fo:color="#3366ff" fo:font-family="'Times New Roman'" style:font-family-generic="roman" style:font-pitch="variable" fo:font-size="12pt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2pt" style:font-weight-complex="bold"/>
    </style:style>
    <style:style style:name="T19" style:family="text">
      <style:text-properties fo:color="#000000" fo:font-family="'Times New Roman'" style:font-family-generic="roman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20" style:family="text">
      <style:text-properties fo:color="#ff3399" fo:font-family="'Times New Roman'" style:font-family-generic="roman" style:font-pitch="variable" fo:font-size="12pt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2pt" style:font-weight-complex="bold"/>
    </style:style>
    <style:style style:name="T21" style:family="text">
      <style:text-properties fo:color="#000000" fo:font-family="'Times New Roman'" style:font-family-generic="roman" style:font-pitch="variable" fo:font-size="11pt" fo:language="en" fo:country="US" fo:font-weight="bold" style:font-family-asian="'Times New Roman'" style:font-family-generic-asian="roman" style:font-pitch-asian="variable" style:font-size-asian="11pt" style:font-weight-asian="bold" style:font-family-complex="'Times New Roman'" style:font-family-generic-complex="roman" style:font-pitch-complex="variable" style:font-size-complex="11pt" style:font-weight-complex="bold"/>
    </style:style>
    <style:style style:name="T22" style:family="text">
      <style:text-properties fo:font-family="'Palatino Linotype'" style:font-family-generic="roman" style:font-pitch="variable"/>
    </style:style>
    <style:style style:name="T23" style:family="text">
      <style:text-properties fo:color="#3366ff" fo:font-family="'Palatino Linotype'" style:font-family-generic="roman" style:font-pitch="variable" fo:font-weight="bold" style:font-weight-asian="bold" style:font-weight-complex="bold"/>
    </style:style>
    <style:style style:name="T24" style:family="text">
      <style:text-properties fo:font-family="'Palatino Linotype'" style:font-family-generic="roman" style:font-pitch="variable" fo:font-weight="bold" style:font-weight-asian="bold" style:font-weight-complex="bold"/>
    </style:style>
    <style:style style:name="T25" style:family="text">
      <style:text-properties fo:color="#ff3399" fo:font-family="'Palatino Linotype'" style:font-family-generic="roman" style:font-pitch="variable" fo:font-weight="bold" style:font-weight-asian="bold" style:font-weight-complex="bold"/>
    </style:style>
    <style:style style:name="T26" style:family="text">
      <style:text-properties fo:font-family="'Palatino Linotype'" style:font-family-generic="roman" style:font-pitch="variable" fo:font-size="18pt" style:font-size-asian="18pt" style:font-size-complex="18pt"/>
    </style:style>
    <style:style style:name="T27" style:family="text">
      <style:text-properties fo:font-family="'Palatino Linotype'" style:font-family-generic="roman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8" style:family="text">
      <style:text-properties fo:font-family="'Palatino Linotype'" style:font-family-generic="roman" style:font-pitch="variable" fo:font-size="16pt" style:font-size-asian="16pt" style:font-size-complex="16pt"/>
    </style:style>
    <style:style style:name="T29" style:family="text">
      <style:text-properties fo:font-family="'Palatino Linotype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family="'Palatino Linotype'" style:font-family-generic="roman" style:font-pitch="variable" fo:font-size="16pt" style:text-underline-style="solid" style:text-underline-width="auto" style:text-underline-color="font-color" style:font-size-asian="16pt" style:font-size-complex="16pt"/>
    </style:style>
    <style:style style:name="T31" style:family="text">
      <style:text-properties fo:font-family="'Times New Roman'" style:font-family-generic="roman" style:font-pitch="variable" fo:font-size="16pt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32" style:family="text">
      <style:text-properties style:text-position="30% 58%" fo:font-family="'Palatino Linotype'" style:font-family-generic="roman" style:font-pitch="variable" fo:font-size="16pt" style:font-size-asian="16pt" style:font-size-complex="16pt"/>
    </style:style>
    <style:style style:name="T33" style:family="text">
      <style:text-properties fo:color="#000000" fo:font-family="'Palatino Linotype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T34" style:family="text">
      <style:text-properties fo:color="#000000" style:text-position="30% 58%" fo:font-family="'Palatino Linotype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T35" style:family="text">
      <style:text-properties fo:color="#000000" fo:font-family="'Palatino Linotype'" style:font-family-generic="roman" style:font-pitch="variable" fo:font-size="12pt" style:font-size-asian="12pt" style:font-size-complex="12pt"/>
    </style:style>
    <style:style style:name="T36" style:family="text">
      <style:text-properties fo:color="#000000" fo:font-family="'Palatino Linotype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7" style:family="text">
      <style:text-properties fo:color="#000000" fo:font-family="'Palatino Linotype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000000" fo:font-size="10pt" fo:font-weight="bold" style:font-family-asian="'Times New Roman'" style:font-family-generic-asian="roman" style:font-pitch-asian="variable" style:font-size-asian="10pt" style:font-weight-asian="bold" style:font-family-complex="'Times New Roman'" style:font-family-generic-complex="roman" style:font-pitch-complex="variable" style:font-size-complex="10pt" style:font-weight-complex="bold"/>
    </style:style>
    <style:style style:name="T39" style:family="text">
      <style:text-properties fo:color="#000000" fo:font-size="12pt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2pt" style:font-weight-complex="bold"/>
    </style:style>
    <style:style style:name="T40" style:family="text">
      <style:text-properties fo:color="#000080" fo:font-family="'Courier New'" style:font-family-generic="modern" style:font-pitch="fixed" fo:font-size="11pt" fo:font-weight="bold" style:font-family-asian="'Times New Roman'" style:font-family-generic-asian="roman" style:font-pitch-asian="variable" style:font-size-asian="11pt" style:font-weight-asian="bold" style:font-family-complex="'Times New Roman'" style:font-family-generic-complex="roman" style:font-pitch-complex="variable" style:font-size-complex="11pt" style:font-weight-complex="bold"/>
    </style:style>
    <style:style style:name="T41" style:family="text">
      <style:text-properties fo:color="#000000" fo:font-family="'Courier New'" style:font-family-generic="modern" style:font-pitch="fixed" fo:font-size="11pt" style:font-family-asian="'Times New Roman'" style:font-family-generic-asian="roman" style:font-pitch-asian="variable" style:font-size-asian="11pt" style:font-family-complex="'Times New Roman'" style:font-family-generic-complex="roman" style:font-pitch-complex="variable" style:font-size-complex="11pt"/>
    </style:style>
    <style:style style:name="T42" style:family="text">
      <style:text-properties fo:color="#0000ff" fo:font-family="'Courier New'" style:font-family-generic="modern" style:font-pitch="fixed" fo:font-size="11pt" style:font-family-asian="'Times New Roman'" style:font-family-generic-asian="roman" style:font-pitch-asian="variable" style:font-size-asian="11pt" style:font-family-complex="'Times New Roman'" style:font-family-generic-complex="roman" style:font-pitch-complex="variable" style:font-size-complex="11pt"/>
    </style:style>
    <style:style style:name="T43" style:family="text">
      <style:text-properties fo:color="#000000" fo:font-family="'Palatino Linotype'" style:font-family-generic="roman" style:font-pitch="variable" fo:font-size="11pt" style:text-underline-style="solid" style:text-underline-width="auto" style:text-underline-color="font-color" fo:font-weight="bold" style:font-family-asian="'Times New Roman'" style:font-family-generic-asian="roman" style:font-pitch-asian="variable" style:font-size-asian="11pt" style:font-weight-asian="bold" style:font-family-complex="'Times New Roman'" style:font-family-generic-complex="roman" style:font-pitch-complex="variable" style:font-size-complex="11pt" style:font-weight-complex="bold"/>
    </style:style>
    <style:style style:name="T44" style:family="text">
      <style:text-properties fo:color="#000080" fo:font-family="'Courier New'" style:font-family-generic="modern" style:font-pitch="fixed" fo:font-size="11pt" style:font-family-asian="'Times New Roman'" style:font-family-generic-asian="roman" style:font-pitch-asian="variable" style:font-size-asian="11pt" style:font-family-complex="'Times New Roman'" style:font-family-generic-complex="roman" style:font-pitch-complex="variable" style:font-size-complex="11pt"/>
    </style:style>
    <style:style style:name="T45" style:family="text">
      <style:text-properties fo:color="#3366ff" fo:font-family="'Times New Roman'" style:font-family-generic="roman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46" style:family="text">
      <style:text-properties fo:color="#ff3399" fo:font-family="'Times New Roman'" style:font-family-generic="roman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47" style:family="text">
      <style:text-properties fo:color="#000000" fo:font-family="'Palatino Linotype'" style:font-family-generic="roman" style:font-pitch="variable" fo:font-size="16pt" fo:language="en" fo:country="US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48" style:family="text">
      <style:text-properties fo:color="#000000" fo:font-family="'Palatino Linotype'" style:font-family-generic="roman" style:font-pitch="variable" fo:font-size="16pt" fo:language="en" fo:country="US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49" style:family="text">
      <style:text-properties fo:color="#000000" style:text-position="-30% 58%" fo:font-family="'Palatino Linotype'" style:font-family-generic="roman" style:font-pitch="variable" fo:font-size="16pt" fo:language="en" fo:country="US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50" style:family="text">
      <style:text-properties fo:color="#000000" style:text-position="-30% 58%" fo:font-family="'Palatino Linotype'" style:font-family-generic="roman" style:font-pitch="variable" fo:font-size="16pt" fo:language="en" fo:country="US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51" style:family="text">
      <style:text-properties fo:font-family="'Palatino Linotype'" style:font-family-generic="roman" style:font-pitch="variable" fo:font-size="16pt" fo:language="en" fo:country="US" style:font-size-asian="16pt" style:font-size-complex="16pt"/>
    </style:style>
    <style:style style:name="T52" style:family="text">
      <style:text-properties fo:color="#000000" fo:font-family="'Palatino Linotype'" style:font-family-generic="roman" style:font-pitch="variable" fo:font-size="16pt" fo:language="en" fo:country="US" style:text-underline-style="solid" style:text-underline-width="auto" style:text-underline-color="font-color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53" style:family="text">
      <style:text-properties fo:color="#000000" style:text-position="30% 58%" fo:font-family="'Palatino Linotype'" style:font-family-generic="roman" style:font-pitch="variable" fo:font-size="16pt" fo:language="en" fo:country="US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54" style:family="text">
      <style:text-properties fo:font-family="'Palatino Linotype'" style:font-family-generic="roman" style:font-pitch="variable" fo:font-size="14pt" fo:language="en" fo:country="US" style:text-underline-style="solid" style:text-underline-width="auto" style:text-underline-color="font-color" style:font-size-asian="14pt" style:font-size-complex="14pt"/>
    </style:style>
    <style:style style:name="T55" style:family="text">
      <style:text-properties style:text-position="30% 58%" fo:font-family="'Palatino Linotype'" style:font-family-generic="roman" style:font-pitch="variable" fo:font-size="14pt" fo:language="en" fo:country="US" style:text-underline-style="solid" style:text-underline-width="auto" style:text-underline-color="font-color" style:font-size-asian="14pt" style:font-size-complex="14pt"/>
    </style:style>
    <style:style style:name="T56" style:family="text">
      <style:text-properties fo:font-family="'Palatino Linotype'" style:font-family-generic="roman" style:font-pitch="variable" fo:font-size="14pt" fo:language="en" fo:country="US" style:font-size-asian="14pt" style:font-size-complex="14pt"/>
    </style:style>
    <style:style style:name="T57" style:family="text">
      <style:text-properties fo:color="#000000" fo:font-family="'Courier New'" style:font-family-generic="modern" style:font-pitch="fixed" fo:font-size="14pt" fo:language="en" fo:country="US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58" style:family="text">
      <style:text-properties fo:color="#000000" style:text-position="30% 58%" fo:font-family="'Courier New'" style:font-family-generic="modern" style:font-pitch="fixed" fo:font-size="14pt" fo:language="en" fo:country="US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59" style:family="text">
      <style:text-properties fo:color="#000000" style:text-position="-30% 58%" fo:font-family="'Courier New'" style:font-family-generic="modern" style:font-pitch="fixed" fo:font-size="14pt" fo:language="en" fo:country="US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60" style:family="text">
      <style:text-properties fo:color="#3366ff" fo:font-family="'Courier New'" style:font-family-generic="modern" style:font-pitch="fixed" fo:font-size="14pt" fo:language="en" fo:country="US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61" style:family="text">
      <style:text-properties fo:font-family="'Courier New'" style:font-family-generic="modern" style:font-pitch="fixed" fo:font-size="14pt" fo:language="en" fo:country="US" fo:font-weight="bold" style:font-family-asian="'Times New Roman'" style:font-family-generic-asian="roman" style:font-pitch-asian="variable" style:font-size-asian="14pt" style:font-weight-asian="bold" style:font-family-complex="'Times New Roman'" style:font-family-generic-complex="roman" style:font-pitch-complex="variable" style:font-size-complex="14pt" style:font-weight-complex="bold"/>
    </style:style>
    <style:style style:name="T62" style:family="text">
      <style:text-properties fo:color="#ff3399" fo:font-family="'Courier New'" style:font-family-generic="modern" style:font-pitch="fixed" fo:font-size="14pt" fo:language="en" fo:country="US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63" style:family="text">
      <style:text-properties fo:font-family="'Courier New'" style:font-family-generic="modern" style:font-pitch="fixed" fo:font-size="14pt" fo:language="en" fo:country="US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64" style:family="text">
      <style:text-properties fo:color="#000000" fo:font-family="'Courier New'" style:font-family-generic="modern" style:font-pitch="fixed" fo:font-size="14pt" fo:language="en" fo:country="US" fo:font-weight="bold" style:font-family-asian="'Times New Roman'" style:font-family-generic-asian="roman" style:font-pitch-asian="variable" style:font-size-asian="14pt" style:font-weight-asian="bold" style:font-family-complex="'Times New Roman'" style:font-family-generic-complex="roman" style:font-pitch-complex="variable" style:font-size-complex="14pt" style:font-weight-complex="bold"/>
    </style:style>
    <style:style style:name="T65" style:family="text">
      <style:text-properties fo:color="#000000" style:text-position="30% 58%" fo:font-family="'Palatino Linotype'" style:font-family-generic="roman" style:font-pitch="variable" fo:font-size="16pt" fo:language="en" fo:country="US" style:text-underline-style="solid" style:text-underline-width="auto" style:text-underline-color="font-color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66" style:family="text">
      <style:text-properties fo:font-family="'Palatino Linotype'" style:font-family-generic="roman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67" style:family="text">
      <style:text-properties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68" style:family="text">
      <style:text-properties fo:font-size="12pt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2pt" style:font-weight-complex="bold"/>
    </style:style>
    <style:style style:name="T69" style:family="text">
      <style:text-properties fo:color="#000080" fo:font-family="'Courier New'" style:font-family-generic="modern" style:font-pitch="fixed" fo:font-size="12pt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2pt" style:font-weight-complex="bold"/>
    </style:style>
    <style:style style:name="T70" style:family="text">
      <style:text-properties fo:color="#000000" fo:font-family="'Courier New'" style:font-family-generic="modern" style:font-pitch="fixed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71" style:family="text">
      <style:text-properties fo:color="#0000ff" fo:font-family="'Courier New'" style:font-family-generic="modern" style:font-pitch="fixed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72" style:family="text">
      <style:text-properties fo:color="#000000" fo:font-family="'Courier New'" style:font-family-generic="modern" style:font-pitch="fixed" fo:font-size="12pt" fo:language="en" fo:country="US" style:text-underline-style="solid" style:text-underline-width="auto" style:text-underline-color="font-color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2pt" style:font-weight-complex="bold"/>
    </style:style>
    <style:style style:name="T73" style:family="text">
      <style:text-properties fo:color="#000000" style:text-position="30% 58%" fo:font-family="'Courier New'" style:font-family-generic="modern" style:font-pitch="fixed" fo:font-size="12pt" fo:language="en" fo:country="US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74" style:family="text">
      <style:text-properties fo:color="#000000" style:text-position="-30% 58%" fo:font-family="'Courier New'" style:font-family-generic="modern" style:font-pitch="fixed" fo:font-size="12pt" fo:language="en" fo:country="US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75" style:family="text">
      <style:text-properties fo:color="#ff3399" fo:font-family="'Courier New'" style:font-family-generic="modern" style:font-pitch="fixed" fo:font-size="12pt" fo:language="en" fo:country="US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76" style:family="text">
      <style:text-properties fo:color="#000000" fo:font-family="'Courier New'" style:font-family-generic="modern" style:font-pitch="fixed" fo:font-size="12pt" fo:language="en" fo:country="US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2pt" style:font-weight-complex="bold"/>
    </style:style>
    <style:style style:name="T77" style:family="text">
      <style:text-properties fo:color="#3366ff" fo:font-family="'Courier New'" style:font-family-generic="modern" style:font-pitch="fixed" fo:font-size="12pt" fo:language="en" fo:country="US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78" style:family="text">
      <style:text-properties fo:font-family="'Palatino Linotype'" style:font-family-generic="roman" style:font-pitch="variable" fo:font-size="14pt" style:text-underline-style="solid" style:text-underline-width="auto" style:text-underline-color="font-color" style:font-size-asian="14pt" style:font-size-complex="14pt"/>
    </style:style>
    <style:style style:name="T79" style:family="text">
      <style:text-properties style:text-position="30% 58%" fo:font-family="'Palatino Linotype'" style:font-family-generic="roman" style:font-pitch="variable" fo:font-size="14pt" style:text-underline-style="solid" style:text-underline-width="auto" style:text-underline-color="font-color" style:font-size-asian="14pt" style:font-size-complex="14pt"/>
    </style:style>
    <style:style style:name="T80" style:family="text">
      <style:text-properties fo:font-family="'Palatino Linotype'" style:font-family-generic="roman" style:font-pitch="variable" fo:font-size="14pt" style:font-size-asian="14pt" style:font-size-complex="14pt"/>
    </style:style>
    <style:style style:name="T81" style:family="text">
      <style:text-properties fo:font-family="'Palatino Linotype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82" style:family="text">
      <style:text-properties fo:color="#000080" fo:font-family="'Courier New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83" style:family="text">
      <style:text-properties fo:color="#000000" fo:font-family="'Courier New'" style:font-family-generic="modern" style:font-pitch="fixed" fo:font-size="11pt" style:font-size-asian="11pt" style:font-size-complex="11pt"/>
    </style:style>
    <style:style style:name="T84" style:family="text">
      <style:text-properties fo:color="#0000ff" fo:font-family="'Courier New'" style:font-family-generic="modern" style:font-pitch="fixed" fo:font-size="11pt" style:font-size-asian="11pt" style:font-size-complex="11pt"/>
    </style:style>
    <style:style style:name="T85" style:family="text">
      <style:text-properties fo:color="#000000" fo:font-family="'Courier New'" style:font-family-generic="modern" style:font-pitch="fixed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6" style:family="text">
      <style:text-properties fo:color="#000000" fo:font-family="'Palatino Linotype'" style:font-family-generic="roman" style:font-pitch="variable" fo:font-size="14pt" fo:language="en" fo:country="US" style:text-underline-style="solid" style:text-underline-width="auto" style:text-underline-color="font-color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87" style:family="text">
      <style:text-properties fo:color="#000000" fo:font-family="'Palatino Linotype'" style:font-family-generic="roman" style:font-pitch="variable" fo:font-size="14pt" fo:language="en" fo:country="US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88" style:family="text">
      <style:text-properties fo:font-family="'Palatino Linotype'" style:font-family-generic="roman" style:font-pitch="variable" fo:font-size="20pt" style:text-underline-style="solid" style:text-underline-width="auto" style:text-underline-color="font-color" style:font-size-asian="20pt" style:font-size-complex="20pt"/>
    </style:style>
    <style:style style:name="T89" style:family="text">
      <style:text-properties fo:font-family="'Palatino Linotype'" style:font-family-generic="roman" style:font-pitch="variable" fo:font-size="18pt" fo:font-style="italic" style:font-size-asian="18pt" style:font-style-asian="italic" style:font-size-complex="18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o">
        <style:list-level-properties text:min-label-width="0.952cm"/>
        <style:text-properties fo:font-family="'Palatino Linotype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Palatino Linotype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66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3366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'Palatino Linotype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6.1.4 AIC, Model Selection, and the Correct Model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86cm" svg:height="2.293cm" svg:x="1.27cm" svg:y="0.759cm" presentation:class="title" presentation:user-transformed="true">
          <draw:text-box>
            <text:list text:style-name="L1">
              <text:list-header>
                <text:p text:style-name="P1"><text:span text:style-name="T1">6.1.4 AIC, Model Selection, and the Correct Model</text:span></text:p>
              </text:list-header>
            </text:list>
          </draw:text-box>
        </draw:frame>
        <draw:frame presentation:style-name="pr2" draw:text-style-name="P2" draw:layer="layout" svg:width="22.86cm" svg:height="14.266cm" svg:x="1.482cm" svg:y="3.598cm" presentation:class="outline" presentation:user-transformed="true">
          <draw:text-box>
            <text:list text:style-name="L2">
              <text:list-item>
                <text:p text:style-name="P3"><text:span text:style-name="T2">Any model is a simplification of reality</text:span></text:p>
              </text:list-item>
              <text:list-item>
                <text:p text:style-name="P3"><text:span text:style-name="T2">If a model has relatively little bias, it tends to provide accurate estimates of the quantities of interest</text:span></text:p>
              </text:list-item>
              <text:list-item>
                <text:p text:style-name="P3"><text:span text:style-name="T2">Best model is often the simplest (less parameters)- model parsimony</text:span></text:p>
              </text:list-item>
            </text:list>
            <text:list text:style-name="L3">
              <text:list-header>
                <text:p text:style-name="P3"><text:span text:style-name="T2"/></text:p>
              </text:list-header>
            </text:list>
            <text:list text:style-name="L1">
              <text:list-header>
                <text:p text:style-name="P4"><text:span text:style-name="T3">Akaike Information Criterion</text:span><text:span text:style-name="T2"> (AIC)- alternative to significance tests to estimate quantities of interest</text:span></text:p>
              </text:list-header>
            </text:list>
            <text:list text:style-name="L2">
              <text:list-item>
                <text:p text:style-name="P3"><text:span text:style-name="T2">Criterion for choosing between competing statistical models</text:span></text:p>
              </text:list-item>
              <text:list-item>
                <text:p text:style-name="P3"><text:span text:style-name="T2">AIC judges a model by how close its fitted values tend to be to the true values</text:span></text:p>
              </text:list-item>
              <text:list-item>
                <text:p text:style-name="P3"><text:span text:style-name="T2">The AIC selects the model that </text:span><text:span text:style-name="T4">minimizes:</text:span></text:p>
              </text:list-item>
            </text:list>
            <text:list text:style-name="L4">
              <text:list-header>
                <text:p text:style-name="P5"><text:span text:style-name="T5">AIC = -2(maximized log likelihood – # parameters in the model)</text:span></text:p>
              </text:list-header>
            </text:list>
            <text:list text:style-name="L2">
              <text:list-item>
                <text:p text:style-name="P3"><text:span text:style-name="T2">This penalizes a model for having too many <text:s/>parameters</text:span></text:p>
              </text:list-item>
              <text:list-item>
                <text:p text:style-name="P3"><text:span text:style-name="T2">Serves the purpose of model comparison only; does not provide diagnostic about the fit of the model to the data</text:span></text:p>
              </text:list-item>
            </text:list>
            <text:list text:style-name="L4">
              <text:list-header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2T12">
        <draw:custom-shape draw:style-name="gr2" draw:text-style-name="P2" draw:layer="layout" svg:width="22.013cm" svg:height="2.978cm" svg:x="1.27cm" svg:y="1.019cm">
          <text:list text:style-name="L5">
            <text:list-header>
              <text:p text:style-name="P6"><text:span text:style-name="T6">AIC = -2(maximized log likelihood – # parameters in the model)</text:span></text:p>
              <text:p text:style-name="P7"><text:span text:style-name="T7">In SAS: <text:s text:c="36"/></text:span><text:span text:style-name="T8"><text:s/></text:span><text:span text:style-name="T6">AIC = -2LogL + 2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1.219cm" svg:height="11.007cm" svg:x="1.057cm" svg:y="3.809cm" presentation:class="outline" presentation:user-transformed="true">
          <draw:text-box>
            <text:list text:style-name="L1">
              <text:list-header>
                <text:p text:style-name="P8"><text:span text:style-name="T9">Crab Example</text:span><text:span text:style-name="T10"> : </text:span></text:p>
                <text:p text:style-name="P8"><text:span text:style-name="T10">Table 6.2 (p. 215): The best models have smallest AIC’s</text:span></text:p>
              </text:list-header>
            </text:list>
            <text:list text:style-name="L2">
              <text:list-item>
                <text:p text:style-name="P9"><text:span text:style-name="T10">Best models have main effects, COLOR and WIDTH (AIC = 197.5)</text:span></text:p>
              </text:list-item>
            </text:list>
            <text:list text:style-name="L4">
              <text:list-header>
                <text:p text:style-name="P10"><text:span text:style-name="T11">PROC LOGISTIC</text:span><text:span text:style-name="T12"> (Backward Elimination) : </text:span></text:p>
              </text:list-header>
            </text:list>
            <text:list text:style-name="L6">
              <text:list-header>
                <text:p text:style-name="P11"><text:span text:style-name="T13">proc</text:span><text:span text:style-name="T14"> </text:span><text:span text:style-name="T13">logistic</text:span><text:span text:style-name="T14"> </text:span><text:span text:style-name="T15">descending</text:span><text:span text:style-name="T14"> ; </text:span><text:span text:style-name="T15">class</text:span><text:span text:style-name="T14"> color spine / </text:span><text:span text:style-name="T15">param</text:span><text:span text:style-name="T14"> = ref <text:s/>; </text:span><text:span text:style-name="T14"><text:tab/></text:span></text:p>
              </text:list-header>
            </text:list>
            <text:list text:style-name="L7">
              <text:list-header>
                <text:p text:style-name="P11"><text:span text:style-name="T14"><text:tab/></text:span><text:span text:style-name="T15">model</text:span><text:span text:style-name="T14"> y = width weight color spine / </text:span><text:span text:style-name="T15">selection</text:span><text:span text:style-name="T14"> = backward <text:s/></text:span><text:span text:style-name="T15">lackfit </text:span><text:span text:style-name="T14">;</text:span></text:p>
                <text:p text:style-name="P12"><text:span text:style-name="T14"/></text:p>
                <text:p text:style-name="P12"><text:span text:style-name="T16">Backward Elimination Procedure</text:span></text:p>
                <text:p text:style-name="P12"><text:span text:style-name="T16">Step <text:s/>0. The following effects were entered: <text:s/>Intercept <text:s/>width <text:s/>weight <text:s/>color <text:s/>spine</text:span></text:p>
                <text:p text:style-name="P12"><text:span text:style-name="T16">Step <text:s/>1. Effect spine is removed</text:span><text:span text:style-name="T13"> </text:span></text:p>
                <text:p text:style-name="P12"><text:span text:style-name="T16">Step <text:s/>2. Effect weight is removed</text:span><text:span text:style-name="T13"> <text:s/></text:span></text:p>
              </text:list-header>
            </text:list>
            <text:list text:style-name="L6">
              <text:list-header>
                <text:p text:style-name="P12"><text:span text:style-name="T13"/></text:p>
                <text:p text:style-name="P12"><text:span text:style-name="T13"/></text:p>
              </text:list-header>
            </text:list>
          </draw:text-box>
        </draw:frame>
        <draw:frame draw:layer="layout" svg:width="11.852cm" svg:height="4.696cm" svg:x="12.7cm" svg:y="10.583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list text:style-name="L8">
                  <text:list-header>
                    <text:p text:style-name="P13"><text:span text:style-name="T17">Model Fit Statistics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>
              <table:table-cell table:style-name="ce3">
                <text:list text:continue-numbering="true" text:style-name="L8">
                  <text:list-header>
                    <text:p text:style-name="P14"><text:span text:style-name="T17">Criterion</text:span></text:p>
                  </text:list-header>
                </text:list>
              </table:table-cell>
              <table:table-cell table:style-name="ce4">
                <text:list text:continue-numbering="true" text:style-name="L8">
                  <text:list-header>
                    <text:p text:style-name="P15"><text:span text:style-name="T17">Intercept</text:span><text:span text:style-name="T17"><text:line-break/></text:span><text:span text:style-name="T17">Only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15"><text:span text:style-name="T17">Intercept</text:span><text:span text:style-name="T17"><text:line-break/></text:span><text:span text:style-name="T17">and</text:span><text:span text:style-name="T17"><text:line-break/></text:span><text:span text:style-name="T17">Covariates</text:span></text:p>
                  </text:list-header>
                </text:list>
              </table:table-cell>
            </table:table-row>
            <table:table-row table:style-name="ro3">
              <table:table-cell table:style-name="ce6">
                <text:list text:continue-numbering="true" text:style-name="L8">
                  <text:list-header>
                    <text:p text:style-name="P14"><text:span text:style-name="T17">AIC</text:span></text:p>
                  </text:list-header>
                </text:list>
              </table:table-cell>
              <table:table-cell table:style-name="ce7">
                <text:list text:style-name="L9">
                  <text:list-header>
                    <text:p text:style-name="P15"><text:span text:style-name="T18">227.759</text:span></text:p>
                  </text:list-header>
                </text:list>
              </table:table-cell>
              <table:table-cell table:style-name="ce8">
                <text:list text:style-name="L8">
                  <text:list-header>
                    <text:p text:style-name="P15"><text:span text:style-name="T19">201.202</text:span></text:p>
                  </text:list-header>
                </text:list>
              </table:table-cell>
            </table:table-row>
            <table:table-row table:style-name="ro3">
              <table:table-cell table:style-name="ce9">
                <text:list text:continue-numbering="true" text:style-name="L8">
                  <text:list-header>
                    <text:p text:style-name="P14"><text:span text:style-name="T17">-2 Log L</text:span></text:p>
                  </text:list-header>
                </text:list>
              </table:table-cell>
              <table:table-cell table:style-name="ce10">
                <text:list text:style-name="L10">
                  <text:list-header>
                    <text:p text:style-name="P15"><text:span text:style-name="T20">225.759</text:span></text:p>
                  </text:list-header>
                </text:list>
              </table:table-cell>
              <table:table-cell table:style-name="ce11">
                <text:list text:style-name="L8">
                  <text:list-header>
                    <text:p text:style-name="P15"><text:span text:style-name="T19">185.20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layer="layout" svg:width="12.699cm" svg:height="5.291cm" svg:x="12.065cm" svg:y="4.868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 table:style-name="ce12" table:number-columns-spanned="6">
                <text:list text:style-name="L8">
                  <text:list-header>
                    <text:p text:style-name="P13"><text:span text:style-name="T17">Analysis of Maximum Likelihood Estimate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>
              <table:table-cell table:style-name="ce13">
                <text:list text:continue-numbering="true" text:style-name="L8">
                  <text:list-header>
                    <text:p text:style-name="P14"><text:span text:style-name="T17">Parameter</text:span></text:p>
                  </text:list-header>
                </text:list>
              </table:table-cell>
              <table:table-cell table:style-name="ce14">
                <text:list text:continue-numbering="true" text:style-name="L8">
                  <text:list-header>
                    <text:p text:style-name="P15"><text:span text:style-name="T17">DF</text:span></text:p>
                  </text:list-header>
                </text:list>
              </table:table-cell>
              <table:table-cell table:style-name="ce15">
                <text:list text:continue-numbering="true" text:style-name="L8">
                  <text:list-header>
                    <text:p text:style-name="P15"><text:span text:style-name="T17">Estimate</text:span></text:p>
                  </text:list-header>
                </text:list>
              </table:table-cell>
              <table:table-cell table:style-name="ce16">
                <text:list text:continue-numbering="true" text:style-name="L8">
                  <text:list-header>
                    <text:p text:style-name="P15"><text:span text:style-name="T17">Standard</text:span><text:span text:style-name="T17"><text:line-break/></text:span><text:span text:style-name="T17">Error</text:span></text:p>
                  </text:list-header>
                </text:list>
              </table:table-cell>
              <table:table-cell table:style-name="ce17">
                <text:list text:continue-numbering="true" text:style-name="L8">
                  <text:list-header>
                    <text:p text:style-name="P15"><text:span text:style-name="T21">Wald</text:span><text:span text:style-name="T21"><text:line-break/></text:span><text:span text:style-name="T21">Chi-Square</text:span></text:p>
                  </text:list-header>
                </text:list>
              </table:table-cell>
              <table:table-cell table:style-name="ce18">
                <text:list text:continue-numbering="true" text:style-name="L8">
                  <text:list-header>
                    <text:p text:style-name="P15"><text:span text:style-name="T21">Pr &gt; ChiSq</text:span></text:p>
                  </text:list-header>
                </text:list>
              </table:table-cell>
            </table:table-row>
            <table:table-row table:style-name="ro6">
              <table:table-cell table:style-name="ce19">
                <text:list text:continue-numbering="true" text:style-name="L8">
                  <text:list-header>
                    <text:p text:style-name="P14"><text:span text:style-name="T17">Intercept</text:span></text:p>
                  </text:list-header>
                </text:list>
              </table:table-cell>
              <table:table-cell table:style-name="ce20">
                <text:list text:continue-numbering="true" text:style-name="L8">
                  <text:list-header>
                    <text:p text:style-name="P15"><text:span text:style-name="T19">1</text:span></text:p>
                  </text:list-header>
                </text:list>
              </table:table-cell>
              <table:table-cell table:style-name="ce21">
                <text:list text:continue-numbering="true" text:style-name="L8">
                  <text:list-header>
                    <text:p text:style-name="P15"><text:span text:style-name="T19">-12.3508</text:span></text:p>
                  </text:list-header>
                </text:list>
              </table:table-cell>
              <table:table-cell table:style-name="ce22">
                <text:list text:continue-numbering="true" text:style-name="L8">
                  <text:list-header>
                    <text:p text:style-name="P15"><text:span text:style-name="T19">2.6287</text:span></text:p>
                  </text:list-header>
                </text:list>
              </table:table-cell>
              <table:table-cell table:style-name="ce23">
                <text:list text:continue-numbering="true" text:style-name="L8">
                  <text:list-header>
                    <text:p text:style-name="P15"><text:span text:style-name="T19">22.0749</text:span></text:p>
                  </text:list-header>
                </text:list>
              </table:table-cell>
              <table:table-cell table:style-name="ce24">
                <text:list text:continue-numbering="true" text:style-name="L8">
                  <text:list-header>
                    <text:p text:style-name="P15"><text:span text:style-name="T19">&lt;.0001</text:span></text:p>
                  </text:list-header>
                </text:list>
              </table:table-cell>
            </table:table-row>
            <table:table-row table:style-name="ro7">
              <table:table-cell table:style-name="ce25">
                <text:list text:continue-numbering="true" text:style-name="L8">
                  <text:list-header>
                    <text:p text:style-name="P14"><text:span text:style-name="T17">width</text:span></text:p>
                  </text:list-header>
                </text:list>
              </table:table-cell>
              <table:table-cell table:style-name="ce26">
                <text:list text:continue-numbering="true" text:style-name="L8">
                  <text:list-header>
                    <text:p text:style-name="P15"><text:span text:style-name="T19">1</text:span></text:p>
                  </text:list-header>
                </text:list>
              </table:table-cell>
              <table:table-cell table:style-name="ce27">
                <text:list text:continue-numbering="true" text:style-name="L8">
                  <text:list-header>
                    <text:p text:style-name="P15"><text:span text:style-name="T19">0.4972</text:span></text:p>
                  </text:list-header>
                </text:list>
              </table:table-cell>
              <table:table-cell table:style-name="ce28">
                <text:list text:continue-numbering="true" text:style-name="L8">
                  <text:list-header>
                    <text:p text:style-name="P15"><text:span text:style-name="T19">0.1017</text:span></text:p>
                  </text:list-header>
                </text:list>
              </table:table-cell>
              <table:table-cell table:style-name="ce29">
                <text:list text:continue-numbering="true" text:style-name="L8">
                  <text:list-header>
                    <text:p text:style-name="P15"><text:span text:style-name="T19">23.8872</text:span></text:p>
                  </text:list-header>
                </text:list>
              </table:table-cell>
              <table:table-cell table:style-name="ce30">
                <text:list text:continue-numbering="true" text:style-name="L8">
                  <text:list-header>
                    <text:p text:style-name="P15"><text:span text:style-name="T19">&lt;.000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2" draw:layer="layout" svg:width="22.013cm" svg:height="1.019cm" svg:x="1.27cm" svg:y="15.341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0.32cm" svg:height="1.019cm" svg:x="1.482cm" svg:y="15.875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072cm" svg:height="2.181cm" svg:x="0.635cm" svg:y="15.24cm">
          <text:list text:style-name="L1">
            <text:list-header>
              <text:p text:style-name="P16"><text:span text:style-name="T22">In our case, <text:s/>AIC is equal in all steps:</text:span></text:p>
            </text:list-header>
          </text:list>
          <text:list text:style-name="L11">
            <text:list-header>
              <text:p text:style-name="P16"><text:span text:style-name="T23">227.759 </text:span><text:span text:style-name="T24">= -2LogL + 2p = </text:span><text:span text:style-name="T25">225.759</text:span><text:span text:style-name="T24"> + 2(1), <text:s text:c="6"/>where p =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6.1.5 Using Causal Hypotheses to Guide Model Building" draw:style-name="dp1" draw:master-page-name="Default" presentation:presentation-page-layout-name="AL1T1">
        <draw:frame presentation:style-name="pr5" draw:text-style-name="P2" draw:layer="layout" svg:width="22.86cm" svg:height="14.477cm" svg:x="1.27cm" svg:y="2.539cm" presentation:class="outline" presentation:user-transformed="true">
          <draw:text-box>
            <text:list text:style-name="L2">
              <text:list-item>
                <text:p text:style-name="P17"><text:span text:style-name="T26">Rather than using selection techniques, such as stepwise, which look at significance levels of each parameter, use theory and common sense to build a model (Add and remove parameters that make sense)</text:span></text:p>
              </text:list-item>
              <text:list-item>
                <text:p text:style-name="P17"><text:span text:style-name="T26">A time ordering among variables may suggest causal relationships</text:span></text:p>
                <text:p text:style-name="P17"><text:span text:style-name="T26"/></text:p>
              </text:list-item>
            </text:list>
            <text:list text:style-name="L4">
              <text:list-header>
                <text:p text:style-name="P8"><text:span text:style-name="T27">Example</text:span><text:span text:style-name="T28"> : (table 6.3, p. 217)</text:span></text:p>
                <text:p text:style-name="P8"><text:span text:style-name="T28">In a British study, 1036 men and women (married and divorced) were asked whether they’ve had premarital and/or extramarital sex. We want to determine whether </text:span><text:span text:style-name="T29">G = gender</text:span><text:span text:style-name="T28">, </text:span><text:span text:style-name="T29">P = premarital sex</text:span><text:span text:style-name="T28">, and </text:span><text:span text:style-name="T29">E = extramarital sex</text:span><text:span text:style-name="T28"> are factors in whether a person is </text:span><text:span text:style-name="T29">M= married or divorced</text:span><text:span text:style-name="T28">. </text:span></text:p>
                <text:p text:style-name="P18"><text:span text:style-name="T30">Simple Model</text:span><text:span text:style-name="T28"> : </text:span><text:span text:style-name="T28"><text:tab/></text:span><text:span text:style-name="T29">G </text:span><text:span text:style-name="T31">→</text:span><text:span text:style-name="T29"> P </text:span><text:span text:style-name="T31">→</text:span><text:span text:style-name="T29"> E </text:span><text:span text:style-name="T31">→</text:span><text:span text:style-name="T29"> M</text:span><text:span text:style-name="T30"> </text:span></text:p>
                <text:p text:style-name="P8"><text:span text:style-name="T28">Any of these is an explanatory variable when a variable listed to its right is the response</text:span></text:p>
                <text:p text:style-name="P8"><text:span text:style-name="T30">Complex Model (Triangular)</text:span><text:span text:style-name="T28"> : (Fig. 3.1, p. 218)</text:span></text:p>
                <text:p text:style-name="P8"><text:span text:style-name="T28">1</text:span><text:span text:style-name="T32">st</text:span><text:span text:style-name="T28"> stage : predicts </text:span><text:span text:style-name="T29">G</text:span><text:span text:style-name="T28"> has a direct effect on </text:span><text:span text:style-name="T29">P </text:span></text:p>
                <text:p text:style-name="P8"><text:span text:style-name="T28">2</text:span><text:span text:style-name="T32">nd</text:span><text:span text:style-name="T28"> stage : predicts </text:span><text:span text:style-name="T29">P</text:span><text:span text:style-name="T28"> and </text:span><text:span text:style-name="T29">G</text:span><text:span text:style-name="T28"> have direct effects on </text:span><text:span text:style-name="T29">E</text:span></text:p>
                <text:p text:style-name="P8"><text:span text:style-name="T28">3rd stage : predicts </text:span><text:span text:style-name="T29">E </text:span><text:span text:style-name="T28"><text:s/>has direct effect on </text:span><text:span text:style-name="T29">M</text:span><text:span text:style-name="T28"> ; </text:span><text:span text:style-name="T29">P</text:span><text:span text:style-name="T28"> has direct and indirect effects on </text:span><text:span text:style-name="T29">M</text:span><text:span text:style-name="T28">; </text:span></text:p>
                <text:p text:style-name="P18"><text:span text:style-name="T28"><text:tab/></text:span><text:span text:style-name="T28"><text:tab/></text:span><text:span text:style-name="T29"> </text:span><text:span text:style-name="T29">G </text:span><text:span text:style-name="T28">has indirect effects through </text:span><text:span text:style-name="T29">P</text:span><text:span text:style-name="T28"> and </text:span><text:span text:style-name="T29">E</text:span></text:p>
                <text:p text:style-name="P8"><text:span text:style-name="T29"/></text:p>
              </text:list-header>
            </text:list>
          </draw:text-box>
        </draw:frame>
        <draw:frame presentation:style-name="pr6" draw:text-style-name="P2" draw:layer="layout" svg:width="22.86cm" svg:height="2.287cm" svg:x="1.27cm" svg:y="0.508cm" presentation:class="title" presentation:user-transformed="true">
          <draw:text-box>
            <text:list text:style-name="L1">
              <text:list-header>
                <text:p text:style-name="P1"><text:span text:style-name="T1">6.1.5 Using Causal Hypotheses to Guide Model Building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able 6.4 : Goodness of Fit Tests for Model Selection" draw:style-name="dp1" draw:master-page-name="Default" presentation:presentation-page-layout-name="AL2T12">
        <draw:frame presentation:style-name="pr7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7">Table 6.4 : Goodness of Fit Tests for Model Selection</text:span></text:p>
              </text:list-header>
            </text:list>
          </draw:text-box>
        </draw:frame>
        <draw:frame presentation:style-name="pr8" draw:text-style-name="P2" draw:layer="layout" svg:width="11.218cm" svg:height="4.868cm" svg:x="1.27cm" svg:y="3.387cm" presentation:class="outline" presentation:user-transformed="true">
          <draw:text-box>
            <text:list text:style-name="L1">
              <text:list-header>
                <text:p text:style-name="P12"><text:span text:style-name="T33">1</text:span><text:span text:style-name="T34">st</text:span><text:span text:style-name="T33"> Stage</text:span><text:span text:style-name="T35"> : predicts </text:span><text:span text:style-name="T36">Gender</text:span><text:span text:style-name="T35"> has a direct effect on </text:span><text:span text:style-name="T36">Premarital Sex </text:span></text:p>
                <text:p text:style-name="P12"><text:span text:style-name="T36"/></text:p>
                <text:p text:style-name="P11"><text:span text:style-name="T37"><text:tab/></text:span><text:span text:style-name="T37"><text:tab/></text:span><text:span text:style-name="T37"><text:tab/></text:span><text:span text:style-name="T35">The estimated odds of </text:span><text:span text:style-name="T35"><text:tab/></text:span><text:span text:style-name="T35"><text:tab/></text:span><text:span text:style-name="T35"><text:tab/></text:span><text:span text:style-name="T35">premarital sex for </text:span><text:span text:style-name="T35"><text:tab/></text:span><text:span text:style-name="T35"><text:tab/></text:span><text:span text:style-name="T35"><text:tab/></text:span><text:span text:style-name="T35">females is .27 times</text:span></text:p>
                <text:p text:style-name="P11"><text:span text:style-name="T35"><text:tab/></text:span><text:span text:style-name="T35"><text:tab/></text:span><text:span text:style-name="T35"><text:tab/></text:span><text:span text:style-name="T35">that for males. </text:span></text:p>
                <text:p text:style-name="P12"><text:span text:style-name="T36"/></text:p>
                <text:p text:style-name="P12"><text:span text:style-name="T36"/></text:p>
              </text:list-header>
            </text:list>
          </draw:text-box>
        </draw:frame>
        <draw:frame draw:layer="layout" svg:width="9.735cm" svg:height="3.587cm" svg:x="12.912cm" svg:y="3.387cm">
          <table:table>
            <table:table-column table:style-name="co10"/>
            <table:table-column table:style-name="co11"/>
            <table:table-column table:style-name="co12"/>
            <table:table-column table:style-name="co12"/>
            <table:table-row table:style-name="ro8">
              <table:table-cell table:style-name="ce31">
                <text:list text:style-name="L12">
                  <text:list-header>
                    <text:p text:style-name="P19"><text:span text:style-name="T38"> </text:span></text:p>
                  </text:list-header>
                </text:list>
              </table:table-cell>
              <table:table-cell table:style-name="ce32">
                <text:list text:continue-numbering="true" text:style-name="L12">
                  <text:list-header>
                    <text:p text:style-name="P20"><text:span text:style-name="T38">PMS</text:span></text:p>
                  </text:list-header>
                </text:list>
              </table:table-cell>
              <table:table-cell table:style-name="ce33">
                <text:list text:continue-numbering="true" text:style-name="L12">
                  <text:list-header>
                    <text:p text:style-name="P19"><text:span text:style-name="T38"> </text:span></text:p>
                  </text:list-header>
                </text:list>
              </table:table-cell>
              <table:table-cell table:style-name="ce34">
                <text:list text:continue-numbering="true" text:style-name="L12">
                  <text:list-header>
                    <text:p text:style-name="P19"><text:span text:style-name="T38"> </text:span></text:p>
                  </text:list-header>
                </text:list>
              </table:table-cell>
            </table:table-row>
            <table:table-row table:style-name="ro8">
              <table:table-cell table:style-name="ce35">
                <text:list text:continue-numbering="true" text:style-name="L12">
                  <text:list-header>
                    <text:p text:style-name="P21"><text:span text:style-name="T38"> </text:span></text:p>
                  </text:list-header>
                </text:list>
              </table:table-cell>
              <table:table-cell table:style-name="ce36">
                <text:list text:continue-numbering="true" text:style-name="L12">
                  <text:list-header>
                    <text:p text:style-name="P21"><text:span text:style-name="T38">Yes</text:span></text:p>
                  </text:list-header>
                </text:list>
              </table:table-cell>
              <table:table-cell table:style-name="ce37">
                <text:list text:continue-numbering="true" text:style-name="L12">
                  <text:list-header>
                    <text:p text:style-name="P21"><text:span text:style-name="T38">No</text:span></text:p>
                  </text:list-header>
                </text:list>
              </table:table-cell>
              <table:table-cell table:style-name="ce38">
                <text:list text:continue-numbering="true" text:style-name="L12">
                  <text:list-header>
                    <text:p text:style-name="P21"><text:span text:style-name="T38">Total </text:span></text:p>
                  </text:list-header>
                </text:list>
              </table:table-cell>
            </table:table-row>
            <table:table-row table:style-name="ro9">
              <table:table-cell table:style-name="ce39">
                <text:list text:continue-numbering="true" text:style-name="L12">
                  <text:list-header>
                    <text:p text:style-name="P19"><text:span text:style-name="T38">Female</text:span></text:p>
                  </text:list-header>
                </text:list>
              </table:table-cell>
              <table:table-cell table:style-name="ce40">
                <text:list text:continue-numbering="true" text:style-name="L12">
                  <text:list-header>
                    <text:p text:style-name="P20"><text:span text:style-name="T39">100</text:span></text:p>
                  </text:list-header>
                </text:list>
              </table:table-cell>
              <table:table-cell table:style-name="ce41">
                <text:list text:continue-numbering="true" text:style-name="L12">
                  <text:list-header>
                    <text:p text:style-name="P20"><text:span text:style-name="T39">576</text:span></text:p>
                  </text:list-header>
                </text:list>
              </table:table-cell>
              <table:table-cell table:style-name="ce42">
                <text:list text:continue-numbering="true" text:style-name="L12">
                  <text:list-header>
                    <text:p text:style-name="P20"><text:span text:style-name="T38">676</text:span></text:p>
                  </text:list-header>
                </text:list>
              </table:table-cell>
            </table:table-row>
            <table:table-row table:style-name="ro9">
              <table:table-cell table:style-name="ce43">
                <text:list text:continue-numbering="true" text:style-name="L12">
                  <text:list-header>
                    <text:p text:style-name="P19"><text:span text:style-name="T38">Male</text:span></text:p>
                  </text:list-header>
                </text:list>
              </table:table-cell>
              <table:table-cell table:style-name="ce44">
                <text:list text:continue-numbering="true" text:style-name="L12">
                  <text:list-header>
                    <text:p text:style-name="P20"><text:span text:style-name="T39">141</text:span></text:p>
                  </text:list-header>
                </text:list>
              </table:table-cell>
              <table:table-cell table:style-name="ce45">
                <text:list text:continue-numbering="true" text:style-name="L12">
                  <text:list-header>
                    <text:p text:style-name="P20"><text:span text:style-name="T39">219</text:span></text:p>
                  </text:list-header>
                </text:list>
              </table:table-cell>
              <table:table-cell table:style-name="ce46">
                <text:list text:continue-numbering="true" text:style-name="L12">
                  <text:list-header>
                    <text:p text:style-name="P20"><text:span text:style-name="T38">360</text:span></text:p>
                  </text:list-header>
                </text:list>
              </table:table-cell>
            </table:table-row>
            <table:table-row table:style-name="ro8">
              <table:table-cell table:style-name="ce47">
                <text:list text:continue-numbering="true" text:style-name="L12">
                  <text:list-header>
                    <text:p text:style-name="P19"><text:span text:style-name="T38"> </text:span><text:span text:style-name="T38">Total</text:span></text:p>
                  </text:list-header>
                </text:list>
              </table:table-cell>
              <table:table-cell table:style-name="ce48">
                <text:list text:continue-numbering="true" text:style-name="L12">
                  <text:list-header>
                    <text:p text:style-name="P20"><text:span text:style-name="T38">241</text:span></text:p>
                  </text:list-header>
                </text:list>
              </table:table-cell>
              <table:table-cell table:style-name="ce49">
                <text:list text:continue-numbering="true" text:style-name="L12">
                  <text:list-header>
                    <text:p text:style-name="P20"><text:span text:style-name="T38">795</text:span></text:p>
                  </text:list-header>
                </text:list>
              </table:table-cell>
              <table:table-cell table:style-name="ce50">
                <text:list text:continue-numbering="true" text:style-name="L12">
                  <text:list-header>
                    <text:p text:style-name="P20"><text:span text:style-name="T38">1036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" draw:text-style-name="P2" draw:layer="layout" svg:width="10.627cm" svg:height="1.018cm" svg:x="12.868cm" svg:y="7.51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0.415cm" svg:height="1.019cm" svg:x="12.868cm" svg:y="7.086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489cm" svg:height="1.019cm" svg:x="17.101cm" svg:y="8.56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511cm" svg:height="1.019cm" svg:x="14.138cm" svg:y="7.721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657cm" svg:height="1.561cm" svg:x="1.27cm" svg:y="5.5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2" draw:layer="layout" svg:width="12.276cm" svg:height="7.236cm" svg:x="0.847cm" svg:y="7.62cm">
          <text:list text:style-name="L13">
            <text:list-header>
              <text:p text:style-name="P22"><text:span text:style-name="T40">data</text:span><text:span text:style-name="T41"> causal2 ; </text:span></text:p>
            </text:list-header>
          </text:list>
          <text:list text:style-name="L14">
            <text:list-header>
              <text:p text:style-name="P22"><text:span text:style-name="T41"><text:s/></text:span><text:span text:style-name="T42">input</text:span><text:span text:style-name="T41"> gender $ PMS TOTALPMS ; </text:span></text:p>
              <text:p text:style-name="P22"><text:span text:style-name="T41"><text:s/></text:span><text:span text:style-name="T42">datalines</text:span><text:span text:style-name="T41"> ; </text:span></text:p>
              <text:p text:style-name="P22"><text:span text:style-name="T41"><text:s/></text:span><text:span text:style-name="T41">F 100 676</text:span></text:p>
              <text:p text:style-name="P22"><text:span text:style-name="T41"><text:s/></text:span><text:span text:style-name="T41">M 141 360</text:span></text:p>
              <text:p text:style-name="P22"><text:span text:style-name="T41"><text:s/></text:span><text:span text:style-name="T41">;</text:span></text:p>
            </text:list-header>
          </text:list>
          <text:list text:style-name="L1">
            <text:list-header>
              <text:p text:style-name="P22"><text:span text:style-name="T43">Model (Response P, no Actual Explanatory)</text:span></text:p>
            </text:list-header>
          </text:list>
          <text:list text:style-name="L13">
            <text:list-header>
              <text:p text:style-name="P22"><text:span text:style-name="T40">PROC</text:span><text:span text:style-name="T41"> </text:span><text:span text:style-name="T40">GENMOD</text:span><text:span text:style-name="T41"> </text:span><text:span text:style-name="T42">DATA</text:span><text:span text:style-name="T41"> = CAUSAL2 </text:span><text:span text:style-name="T42">DESCENDING</text:span><text:span text:style-name="T41"> ; <text:s/></text:span></text:p>
            </text:list-header>
          </text:list>
          <text:list text:style-name="L15">
            <text:list-header>
              <text:p text:style-name="P22"><text:span text:style-name="T42">CLASS</text:span><text:span text:style-name="T41"> GENDER ; </text:span></text:p>
              <text:p text:style-name="P22"><text:span text:style-name="T42">MODEL</text:span><text:span text:style-name="T41"> PMS/TOTALPMS = <text:s/>/ </text:span><text:span text:style-name="T42">DIST</text:span><text:span text:style-name="T41"> = BIN </text:span><text:span text:style-name="T42">LINK</text:span><text:span text:style-name="T41"> = LOGIT; </text:span></text:p>
            </text:list-header>
          </text:list>
          <text:list text:style-name="L1">
            <text:list-header>
              <text:p text:style-name="P22"><text:span text:style-name="T43">Model (Response P, <text:s/>Actual Explanatory G)</text:span></text:p>
            </text:list-header>
          </text:list>
          <text:list text:style-name="L13">
            <text:list-header>
              <text:p text:style-name="P22"><text:span text:style-name="T40">PROC</text:span><text:span text:style-name="T41"> </text:span><text:span text:style-name="T40">GENMOD</text:span><text:span text:style-name="T41"> </text:span><text:span text:style-name="T42">DATA</text:span><text:span text:style-name="T41"> = CAUSAL2 </text:span><text:span text:style-name="T42">DESCENDING</text:span><text:span text:style-name="T41"> ; <text:s/></text:span></text:p>
            </text:list-header>
          </text:list>
          <text:list text:style-name="L15">
            <text:list-header>
              <text:p text:style-name="P22"><text:span text:style-name="T42">CLASS</text:span><text:span text:style-name="T41"> GENDER ; </text:span></text:p>
              <text:p text:style-name="P22"><text:span text:style-name="T42">MODEL</text:span><text:span text:style-name="T41"> PMS/TOTALPMS = GENDER / </text:span><text:span text:style-name="T42">DIST</text:span><text:span text:style-name="T41"> = BIN </text:span><text:span text:style-name="T42">LINK</text:span><text:span text:style-name="T41"> = LOGIT </text:span><text:span text:style-name="T42">TYPE3</text:span><text:span text:style-name="T41"> <text:s/></text:span><text:span text:style-name="T42">RESIDUALS</text:span><text:span text:style-name="T41"> </text:span><text:span text:style-name="T42">OBSTATS</text:span><text:span text:style-name="T41"> <text:s/>;</text:span><text:span text:style-name="T44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1.429cm" svg:height="4.391cm" svg:x="12.912cm" svg:y="7.408cm">
          <table:table>
            <table:table-column table:style-name="co13"/>
            <table:table-column table:style-name="co14"/>
            <table:table-column table:style-name="co10"/>
            <table:table-column table:style-name="co15"/>
            <table:table-row table:style-name="ro10" table:default-cell-style-name="ce2">
              <table:table-cell table:style-name="ce51" table:number-columns-spanned="4">
                <text:list text:style-name="L8">
                  <text:list-header>
                    <text:p text:style-name="P13"><text:span text:style-name="T17">Criteria For Assessing Goodness Of Fit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10">
              <table:table-cell table:style-name="ce52">
                <text:list text:continue-numbering="true" text:style-name="L8">
                  <text:list-header>
                    <text:p text:style-name="P14"><text:span text:style-name="T17">Criterion</text:span></text:p>
                  </text:list-header>
                </text:list>
              </table:table-cell>
              <table:table-cell table:style-name="ce53">
                <text:list text:continue-numbering="true" text:style-name="L8">
                  <text:list-header>
                    <text:p text:style-name="P15"><text:span text:style-name="T17">DF</text:span></text:p>
                  </text:list-header>
                </text:list>
              </table:table-cell>
              <table:table-cell table:style-name="ce54">
                <text:list text:continue-numbering="true" text:style-name="L8">
                  <text:list-header>
                    <text:p text:style-name="P15"><text:span text:style-name="T17">Value</text:span></text:p>
                  </text:list-header>
                </text:list>
              </table:table-cell>
              <table:table-cell table:style-name="ce55">
                <text:list text:continue-numbering="true" text:style-name="L8">
                  <text:list-header>
                    <text:p text:style-name="P15"><text:span text:style-name="T17">Value/DF</text:span></text:p>
                  </text:list-header>
                </text:list>
              </table:table-cell>
            </table:table-row>
            <table:table-row table:style-name="ro9">
              <table:table-cell table:style-name="ce56">
                <text:list text:continue-numbering="true" text:style-name="L8">
                  <text:list-header>
                    <text:p text:style-name="P14"><text:span text:style-name="T17">Deviance</text:span></text:p>
                  </text:list-header>
                </text:list>
              </table:table-cell>
              <table:table-cell table:style-name="ce57">
                <text:list text:continue-numbering="true" text:style-name="L8">
                  <text:list-header>
                    <text:p text:style-name="P15"><text:span text:style-name="T19">1</text:span></text:p>
                  </text:list-header>
                </text:list>
              </table:table-cell>
              <table:table-cell table:style-name="ce58">
                <text:list text:style-name="L9">
                  <text:list-header>
                    <text:p text:style-name="P15"><text:span text:style-name="T45">75.2594</text:span></text:p>
                  </text:list-header>
                </text:list>
              </table:table-cell>
              <table:table-cell table:style-name="ce59">
                <text:list text:style-name="L8">
                  <text:list-header>
                    <text:p text:style-name="P15"><text:span text:style-name="T19">75.2594</text:span></text:p>
                  </text:list-header>
                </text:list>
              </table:table-cell>
            </table:table-row>
            <table:table-row table:style-name="ro9">
              <table:table-cell table:style-name="ce60">
                <text:list text:continue-numbering="true" text:style-name="L8">
                  <text:list-header>
                    <text:p text:style-name="P14"><text:span text:style-name="T17">Pearson Chi-Square</text:span></text:p>
                  </text:list-header>
                </text:list>
              </table:table-cell>
              <table:table-cell table:style-name="ce61">
                <text:list text:continue-numbering="true" text:style-name="L8">
                  <text:list-header>
                    <text:p text:style-name="P15"><text:span text:style-name="T19">1</text:span></text:p>
                  </text:list-header>
                </text:list>
              </table:table-cell>
              <table:table-cell table:style-name="ce62">
                <text:list text:continue-numbering="true" text:style-name="L8">
                  <text:list-header>
                    <text:p text:style-name="P15"><text:span text:style-name="T19">78.1753</text:span></text:p>
                  </text:list-header>
                </text:list>
              </table:table-cell>
              <table:table-cell table:style-name="ce63">
                <text:list text:continue-numbering="true" text:style-name="L8">
                  <text:list-header>
                    <text:p text:style-name="P15"><text:span text:style-name="T19">78.1753</text:span></text:p>
                  </text:list-header>
                </text:list>
              </table:table-cell>
            </table:table-row>
            <table:table-row table:style-name="ro11">
              <table:table-cell table:style-name="ce64">
                <text:list text:continue-numbering="true" text:style-name="L8">
                  <text:list-header>
                    <text:p text:style-name="P14"><text:span text:style-name="T17">Log Likelihood</text:span></text:p>
                  </text:list-header>
                </text:list>
              </table:table-cell>
              <table:table-cell table:style-name="ce65"/>
              <table:table-cell table:style-name="ce66">
                <text:list text:style-name="L10">
                  <text:list-header>
                    <text:p text:style-name="P15"><text:span text:style-name="T46">-561.9568</text:span></text:p>
                  </text:list-header>
                </text:list>
              </table:table-cell>
              <table:table-cell table:style-name="ce67"/>
            </table:table-row>
          </table:table>
          <draw:image xlink:href="Pictures/TablePreview4.svm" xlink:type="simple" xlink:show="embed" xlink:actuate="onLoad"/>
        </draw:frame>
        <draw:frame draw:layer="layout" svg:width="11.429cm" svg:height="4.444cm" svg:x="12.912cm" svg:y="12.277cm">
          <table:table>
            <table:table-column table:style-name="co13"/>
            <table:table-column table:style-name="co16"/>
            <table:table-column table:style-name="co17"/>
            <table:table-column table:style-name="co15"/>
            <table:table-row table:style-name="ro10" table:default-cell-style-name="ce2">
              <table:table-cell table:style-name="ce68" table:number-columns-spanned="4">
                <text:list text:style-name="L8">
                  <text:list-header>
                    <text:p text:style-name="P13"><text:span text:style-name="T17">Criteria For Assessing Goodness Of Fit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10">
              <table:table-cell table:style-name="ce69">
                <text:list text:continue-numbering="true" text:style-name="L8">
                  <text:list-header>
                    <text:p text:style-name="P14"><text:span text:style-name="T17">Criterion</text:span></text:p>
                  </text:list-header>
                </text:list>
              </table:table-cell>
              <table:table-cell table:style-name="ce70">
                <text:list text:continue-numbering="true" text:style-name="L8">
                  <text:list-header>
                    <text:p text:style-name="P15"><text:span text:style-name="T17">DF</text:span></text:p>
                  </text:list-header>
                </text:list>
              </table:table-cell>
              <table:table-cell table:style-name="ce71">
                <text:list text:continue-numbering="true" text:style-name="L8">
                  <text:list-header>
                    <text:p text:style-name="P15"><text:span text:style-name="T17">Value</text:span></text:p>
                  </text:list-header>
                </text:list>
              </table:table-cell>
              <table:table-cell table:style-name="ce72">
                <text:list text:continue-numbering="true" text:style-name="L8">
                  <text:list-header>
                    <text:p text:style-name="P15"><text:span text:style-name="T17">Value/DF</text:span></text:p>
                  </text:list-header>
                </text:list>
              </table:table-cell>
            </table:table-row>
            <table:table-row table:style-name="ro9">
              <table:table-cell table:style-name="ce73">
                <text:list text:continue-numbering="true" text:style-name="L8">
                  <text:list-header>
                    <text:p text:style-name="P14"><text:span text:style-name="T17">Deviance</text:span></text:p>
                  </text:list-header>
                </text:list>
              </table:table-cell>
              <table:table-cell table:style-name="ce74">
                <text:list text:continue-numbering="true" text:style-name="L8">
                  <text:list-header>
                    <text:p text:style-name="P15"><text:span text:style-name="T19">1</text:span></text:p>
                  </text:list-header>
                </text:list>
              </table:table-cell>
              <table:table-cell table:style-name="ce75">
                <text:list text:style-name="L9">
                  <text:list-header>
                    <text:p text:style-name="P15"><text:span text:style-name="T45">0.000</text:span></text:p>
                  </text:list-header>
                </text:list>
              </table:table-cell>
              <table:table-cell table:style-name="ce76"/>
            </table:table-row>
            <table:table-row table:style-name="ro9">
              <table:table-cell table:style-name="ce77">
                <text:list text:style-name="L8">
                  <text:list-header>
                    <text:p text:style-name="P14"><text:span text:style-name="T17">Pearson Chi-Square</text:span></text:p>
                  </text:list-header>
                </text:list>
              </table:table-cell>
              <table:table-cell table:style-name="ce78">
                <text:list text:continue-numbering="true" text:style-name="L8">
                  <text:list-header>
                    <text:p text:style-name="P15"><text:span text:style-name="T19">1</text:span></text:p>
                  </text:list-header>
                </text:list>
              </table:table-cell>
              <table:table-cell table:style-name="ce79">
                <text:list text:continue-numbering="true" text:style-name="L8">
                  <text:list-header>
                    <text:p text:style-name="P15"><text:span text:style-name="T19">0.000</text:span></text:p>
                  </text:list-header>
                </text:list>
              </table:table-cell>
              <table:table-cell table:style-name="ce80"/>
            </table:table-row>
            <table:table-row table:style-name="ro12">
              <table:table-cell table:style-name="ce81">
                <text:list text:continue-numbering="true" text:style-name="L8">
                  <text:list-header>
                    <text:p text:style-name="P14"><text:span text:style-name="T17">Log Likelihood</text:span></text:p>
                  </text:list-header>
                </text:list>
              </table:table-cell>
              <table:table-cell table:style-name="ce82"/>
              <table:table-cell table:style-name="ce83">
                <text:list text:style-name="L10">
                  <text:list-header>
                    <text:p text:style-name="P15"><text:span text:style-name="T46">-524.3271</text:span><text:span text:style-name="T19"> </text:span></text:p>
                  </text:list-header>
                </text:list>
              </table:table-cell>
              <table:table-cell table:style-name="ce84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oodness of Fit as a Likelihood-Ratio Test" draw:style-name="dp1" draw:master-page-name="Default" presentation:presentation-page-layout-name="AL1T1">
        <draw:frame presentation:style-name="pr5" draw:text-style-name="P2" draw:layer="layout" svg:width="22.86cm" svg:height="14.477cm" svg:x="1.27cm" svg:y="2.539cm" presentation:class="outline" presentation:user-transformed="true">
          <draw:text-box>
            <text:list text:style-name="L4">
              <text:list-header>
                <text:p text:style-name="P8"><text:span text:style-name="T47">The L-R statistic -</text:span><text:span text:style-name="T48">2(L</text:span><text:span text:style-name="T49">0</text:span><text:span text:style-name="T48"> – L</text:span><text:span text:style-name="T49">1</text:span><text:span text:style-name="T48">) </text:span><text:span text:style-name="T47">test whether certain model parameters are zero by comparing the log likelihood L</text:span><text:span text:style-name="T50">1</text:span><text:span text:style-name="T47"> for the fitted model M</text:span><text:span text:style-name="T50">1</text:span><text:span text:style-name="T51"> with </text:span><text:span text:style-name="T47">L</text:span><text:span text:style-name="T50">0 </text:span><text:span text:style-name="T47">for the simpler model M</text:span><text:span text:style-name="T50">0 </text:span><text:span text:style-name="T47">(formula p. 187)</text:span></text:p>
                <text:p text:style-name="P8"><text:span text:style-name="T52"/></text:p>
                <text:p text:style-name="P8"><text:span text:style-name="T47">For the example, we will use the fact -</text:span><text:span text:style-name="T48">2(L</text:span><text:span text:style-name="T49">0</text:span><text:span text:style-name="T48"> – L</text:span><text:span text:style-name="T49">1</text:span><text:span text:style-name="T48">) = G</text:span><text:span text:style-name="T53">2</text:span><text:span text:style-name="T48">(M</text:span><text:span text:style-name="T49">0</text:span><text:span text:style-name="T48">) - G</text:span><text:span text:style-name="T53">2</text:span><text:span text:style-name="T48">(M</text:span><text:span text:style-name="T49">1</text:span><text:span text:style-name="T48">)</text:span><text:span text:style-name="T47"> using SAS output.</text:span></text:p>
                <text:p text:style-name="P10"><text:span text:style-name="T47"><text:s/></text:span><text:span text:style-name="T54">1</text:span><text:span text:style-name="T55">st</text:span><text:span text:style-name="T54"> Stage</text:span><text:span text:style-name="T56"> :</text:span></text:p>
              </text:list-header>
            </text:list>
            <text:list text:style-name="L7">
              <text:list-header>
                <text:p text:style-name="P10"><text:span text:style-name="T57">G</text:span><text:span text:style-name="T58">2</text:span><text:span text:style-name="T57"> = G</text:span><text:span text:style-name="T58">2</text:span><text:span text:style-name="T57">(M</text:span><text:span text:style-name="T59">0</text:span><text:span text:style-name="T57">) - G</text:span><text:span text:style-name="T58">2</text:span><text:span text:style-name="T57">(M</text:span><text:span text:style-name="T59">1</text:span><text:span text:style-name="T57">) = </text:span><text:span text:style-name="T60">75.2594</text:span><text:span text:style-name="T57"> – </text:span><text:span text:style-name="T60">0.0000</text:span><text:span text:style-name="T57"> = </text:span><text:span text:style-name="T61">75.2594</text:span></text:p>
                <text:p text:style-name="P10"><text:span text:style-name="T57">-2(L</text:span><text:span text:style-name="T59">0</text:span><text:span text:style-name="T57"> – L</text:span><text:span text:style-name="T59">1</text:span><text:span text:style-name="T57">) = -2</text:span><text:span text:style-name="T62">(-561.9568</text:span><text:span text:style-name="T57"> – </text:span><text:span text:style-name="T63">(</text:span><text:span text:style-name="T62">-524.3271</text:span><text:span text:style-name="T57">) = </text:span><text:span text:style-name="T64">75.2594</text:span><text:span text:style-name="T57"> </text:span></text:p>
                <text:p text:style-name="P10"><text:span text:style-name="T57">Df = 1 – 0 = 1, so χ</text:span><text:span text:style-name="T58">2</text:span><text:span text:style-name="T57"> p-value &lt; .001 and there is evidence of a gender effect on pre marital sex suggesting having </text:span><text:span text:style-name="T64">G</text:span><text:span text:style-name="T57"> as an explanatory variable is a better model.</text:span></text:p>
                <text:p text:style-name="P10"><text:span text:style-name="T57"/></text:p>
              </text:list-header>
            </text:list>
            <text:list text:style-name="L4">
              <text:list-header>
                <text:p text:style-name="P10"><text:span text:style-name="T52">2</text:span><text:span text:style-name="T65">nd</text:span><text:span text:style-name="T52"> </text:span><text:span text:style-name="T54"><text:s/>Stage</text:span><text:span text:style-name="T56"> : predicts </text:span><text:span text:style-name="T66">Gender</text:span><text:span text:style-name="T56"> and </text:span><text:span text:style-name="T66">Premarital Sex </text:span><text:span text:style-name="T56">have direct effects on </text:span><text:span text:style-name="T66">Extramarital Sex</text:span></text:p>
                <text:p text:style-name="P10"><text:span text:style-name="T56"/></text:p>
                <text:p text:style-name="P10"><text:span text:style-name="T56"/></text:p>
              </text:list-header>
            </text:list>
          </draw:text-box>
        </draw:frame>
        <draw:frame presentation:style-name="pr6" draw:text-style-name="P2" draw:layer="layout" svg:width="22.86cm" svg:height="1.778cm" svg:x="1.27cm" svg:y="0.762cm" presentation:class="title" presentation:user-transformed="true">
          <draw:text-box>
            <text:list text:style-name="L1">
              <text:list-header>
                <text:p text:style-name="P1"><text:span text:style-name="T8">Goodness of Fit as a Likelihood-Ratio Test</text:span></text:p>
              </text:list-header>
            </text:list>
          </draw:text-box>
        </draw:frame>
        <draw:frame draw:layer="layout" svg:width="11.217cm" svg:height="4.439cm" svg:x="1.27cm" svg:y="12.7cm">
          <table:table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8" table:default-cell-style-name="ce85">
              <table:table-cell>
                <text:list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 table:style-name="ce86">
                <text:list text:continue-numbering="true" text:style-name="L12">
                  <text:list-header>
                    <text:p text:style-name="P24"><text:span text:style-name="T67">PMS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7">EMS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</table:table-row>
            <table:table-row table:style-name="ro8" table:default-cell-style-name="ce85">
              <table:table-cell>
                <text:list text:continue-numbering="true" text:style-name="L12">
                  <text:list-header>
                    <text:p text:style-name="P23"><text:span text:style-name="T67">GENDER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 table:style-name="ce86">
                <text:list text:continue-numbering="true" text:style-name="L12">
                  <text:list-header>
                    <text:p text:style-name="P24"><text:span text:style-name="T67">Yes</text:span></text:p>
                  </text:list-header>
                </text:list>
              </table:table-cell>
              <table:table-cell table:style-name="ce86">
                <text:list text:continue-numbering="true" text:style-name="L12">
                  <text:list-header>
                    <text:p text:style-name="P24"><text:span text:style-name="T67">No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 </text:span><text:span text:style-name="T67">Total</text:span></text:p>
                  </text:list-header>
                </text:list>
              </table:table-cell>
            </table:table-row>
            <table:table-row table:style-name="ro9" table:default-cell-style-name="ce87">
              <table:table-cell table:style-name="ce85">
                <text:list text:continue-numbering="true" text:style-name="L12">
                  <text:list-header>
                    <text:p text:style-name="P23"><text:span text:style-name="T67">Female</text:span></text:p>
                  </text:list-header>
                </text:list>
              </table:table-cell>
              <table:table-cell table:style-name="ce85">
                <text:list text:continue-numbering="true" text:style-name="L12">
                  <text:list-header>
                    <text:p text:style-name="P23"><text:span text:style-name="T67">Yes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5"><text:span text:style-name="T68">21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5"><text:span text:style-name="T68">79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5"><text:span text:style-name="T67">100</text:span></text:p>
                  </text:list-header>
                </text:list>
              </table:table-cell>
            </table:table-row>
            <table:table-row table:style-name="ro9" table:default-cell-style-name="ce87">
              <table:table-cell table:style-name="ce85"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 table:style-name="ce85">
                <text:list text:continue-numbering="true" text:style-name="L12">
                  <text:list-header>
                    <text:p text:style-name="P23"><text:span text:style-name="T67">No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5"><text:span text:style-name="T68">40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5"><text:span text:style-name="T68">536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5"><text:span text:style-name="T67">576</text:span></text:p>
                  </text:list-header>
                </text:list>
              </table:table-cell>
            </table:table-row>
            <table:table-row table:style-name="ro9" table:default-cell-style-name="ce87">
              <table:table-cell table:style-name="ce85">
                <text:list text:continue-numbering="true" text:style-name="L12">
                  <text:list-header>
                    <text:p text:style-name="P23"><text:span text:style-name="T67">Male</text:span></text:p>
                  </text:list-header>
                </text:list>
              </table:table-cell>
              <table:table-cell table:style-name="ce85">
                <text:list text:continue-numbering="true" text:style-name="L12">
                  <text:list-header>
                    <text:p text:style-name="P23"><text:span text:style-name="T67">Yes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5"><text:span text:style-name="T68">39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5"><text:span text:style-name="T68">102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5"><text:span text:style-name="T67">141</text:span></text:p>
                  </text:list-header>
                </text:list>
              </table:table-cell>
            </table:table-row>
            <table:table-row table:style-name="ro9" table:default-cell-style-name="ce87">
              <table:table-cell table:style-name="ce85"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 table:style-name="ce85">
                <text:list text:continue-numbering="true" text:style-name="L12">
                  <text:list-header>
                    <text:p text:style-name="P23"><text:span text:style-name="T67">No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5"><text:span text:style-name="T68">21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5"><text:span text:style-name="T68">198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5"><text:span text:style-name="T67">219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7" draw:text-style-name="P2" draw:layer="layout" svg:width="9.9cm" svg:height="4.317cm" svg:x="13.751cm" svg:y="12.625cm">
          <text:list text:style-name="L13">
            <text:list-header>
              <text:p text:style-name="P22"><text:span text:style-name="T69">data</text:span><text:span text:style-name="T70"> causal3 ; </text:span></text:p>
            </text:list-header>
          </text:list>
          <text:list text:style-name="L14">
            <text:list-header>
              <text:p text:style-name="P22"><text:span text:style-name="T70"><text:s/></text:span><text:span text:style-name="T71">input</text:span><text:span text:style-name="T70"> gender $ PMS $ EMS TOTALEMS ; </text:span></text:p>
              <text:p text:style-name="P22"><text:span text:style-name="T70"><text:s/></text:span><text:span text:style-name="T71">datalines</text:span><text:span text:style-name="T70"> ; </text:span></text:p>
              <text:p text:style-name="P22"><text:span text:style-name="T70"><text:s/></text:span><text:span text:style-name="T70">F Y 21 100</text:span></text:p>
              <text:p text:style-name="P22"><text:span text:style-name="T70"><text:s/></text:span><text:span text:style-name="T70">F N 40 576</text:span></text:p>
              <text:p text:style-name="P22"><text:span text:style-name="T70"><text:s/></text:span><text:span text:style-name="T70">M Y 39 141</text:span></text:p>
              <text:p text:style-name="P22"><text:span text:style-name="T70"><text:s/></text:span><text:span text:style-name="T70">M N 21 219</text:span></text:p>
              <text:p text:style-name="P22"><text:span text:style-name="T70"><text:s/></text:span><text:span text:style-name="T70">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lide 6" draw:style-name="dp1" draw:master-page-name="Default">
        <draw:custom-shape draw:style-name="gr7" draw:text-style-name="P2" draw:layer="layout" svg:width="21.056cm" svg:height="4.488cm" svg:x="1.102cm" svg:y="1.063cm">
          <text:list text:style-name="L1">
            <text:list-header>
              <text:p text:style-name="P22"><text:span text:style-name="T43">Model (Response E, no Actual Explanatory)</text:span></text:p>
            </text:list-header>
          </text:list>
          <text:list text:style-name="L13">
            <text:list-header>
              <text:p text:style-name="P22"><text:span text:style-name="T40">PROC</text:span><text:span text:style-name="T41"> </text:span><text:span text:style-name="T40">GENMOD</text:span><text:span text:style-name="T41"> </text:span><text:span text:style-name="T42">DATA</text:span><text:span text:style-name="T41"> = CAUSAL3 </text:span><text:span text:style-name="T42">DESCENDING</text:span><text:span text:style-name="T41"> ; <text:s/></text:span><text:span text:style-name="T42">CLASS</text:span><text:span text:style-name="T41"> GENDER PMS ; </text:span></text:p>
            </text:list-header>
          </text:list>
          <text:list text:style-name="L15">
            <text:list-header>
              <text:p text:style-name="P22"><text:span text:style-name="T42">MODEL</text:span><text:span text:style-name="T41"> EMS/TOTALEMS = <text:s/>/ </text:span><text:span text:style-name="T42">DIST</text:span><text:span text:style-name="T41"> = BIN </text:span><text:span text:style-name="T42">LINK</text:span><text:span text:style-name="T41"> = LOGIT </text:span><text:span text:style-name="T42">TYPE3</text:span><text:span text:style-name="T41"> <text:s/></text:span><text:span text:style-name="T42">RESIDUALS</text:span><text:span text:style-name="T41"> </text:span><text:span text:style-name="T42">OBSTATS</text:span><text:span text:style-name="T41"> <text:s/>;</text:span></text:p>
            </text:list-header>
          </text:list>
          <text:list text:style-name="L1">
            <text:list-header>
              <text:p text:style-name="P22"><text:span text:style-name="T43">Model (Response E, P Actual Explanatory)</text:span></text:p>
            </text:list-header>
          </text:list>
          <text:list text:style-name="L13">
            <text:list-header>
              <text:p text:style-name="P22"><text:span text:style-name="T40">PROC</text:span><text:span text:style-name="T41"> </text:span><text:span text:style-name="T40">GENMOD</text:span><text:span text:style-name="T41"> </text:span><text:span text:style-name="T42">DATA</text:span><text:span text:style-name="T41"> = CAUSAL3 ; <text:s/></text:span><text:span text:style-name="T42">CLASS</text:span><text:span text:style-name="T41"> GENDER PMS ; </text:span></text:p>
            </text:list-header>
          </text:list>
          <text:list text:style-name="L15">
            <text:list-header>
              <text:p text:style-name="P22"><text:span text:style-name="T42">MODEL</text:span><text:span text:style-name="T41"> EMS/TOTALEMS = PMS / </text:span><text:span text:style-name="T42">DIST</text:span><text:span text:style-name="T41"> = BIN </text:span><text:span text:style-name="T42">LINK</text:span><text:span text:style-name="T41"> = LOGIT </text:span><text:span text:style-name="T42">TYPE3</text:span><text:span text:style-name="T41"> <text:s/></text:span><text:span text:style-name="T42">RESIDUALS</text:span><text:span text:style-name="T41"> </text:span><text:span text:style-name="T42">OBSTATS</text:span><text:span text:style-name="T41"> <text:s/>;</text:span></text:p>
            </text:list-header>
          </text:list>
          <text:list text:style-name="L1">
            <text:list-header>
              <text:p text:style-name="P22"><text:span text:style-name="T43">Model (Response E, G+P Actual Explanatory)</text:span></text:p>
            </text:list-header>
          </text:list>
          <text:list text:style-name="L13">
            <text:list-header>
              <text:p text:style-name="P22"><text:span text:style-name="T40">PROC</text:span><text:span text:style-name="T41"> </text:span><text:span text:style-name="T40">GENMOD</text:span><text:span text:style-name="T41"> </text:span><text:span text:style-name="T42">DATA</text:span><text:span text:style-name="T41"> = CAUSAL3 </text:span><text:span text:style-name="T42">DESCENDING</text:span><text:span text:style-name="T41"> ; <text:s/></text:span><text:span text:style-name="T42">CLASS</text:span><text:span text:style-name="T41"> GENDER PMS ; </text:span></text:p>
            </text:list-header>
          </text:list>
          <text:list text:style-name="L15">
            <text:list-header>
              <text:p text:style-name="P22"><text:span text:style-name="T42">MODEL</text:span><text:span text:style-name="T41"> EMS/TOTALEMS = GENDER PMS / </text:span><text:span text:style-name="T42">DIST</text:span><text:span text:style-name="T41"> = BIN </text:span><text:span text:style-name="T42">LINK</text:span><text:span text:style-name="T41"> = LOGIT </text:span><text:span text:style-name="T42">TYPE3</text:span><text:span text:style-name="T41"> <text:s/></text:span><text:span text:style-name="T42">RESIDUALS</text:span><text:span text:style-name="T41"> </text:span><text:span text:style-name="T42">OBSTATS</text:span><text:span text:style-name="T41"> <text:s/>;</text:span><text:span text:style-name="T70"> 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789cm" svg:height="5.22cm" svg:x="0.635cm" svg:y="6.773cm">
          <table:table>
            <table:table-column table:style-name="co23"/>
            <table:table-column table:style-name="co24"/>
            <table:table-column table:style-name="co25"/>
            <table:table-column table:style-name="co21"/>
            <table:table-row table:style-name="ro10" table:default-cell-style-name="ce2">
              <table:table-cell table:style-name="ce88" table:number-columns-spanned="4">
                <text:list text:style-name="L8">
                  <text:list-header>
                    <text:p text:style-name="P26"><text:span text:style-name="T17">Criteria For Assessing Goodness Of Fit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13">
              <table:table-cell table:style-name="ce89">
                <text:list text:continue-numbering="true" text:style-name="L8">
                  <text:list-header>
                    <text:p text:style-name="P22"><text:span text:style-name="T17">Criterion</text:span></text:p>
                  </text:list-header>
                </text:list>
              </table:table-cell>
              <table:table-cell table:style-name="ce90">
                <text:list text:continue-numbering="true" text:style-name="L8">
                  <text:list-header>
                    <text:p text:style-name="P27"><text:span text:style-name="T17">DF</text:span></text:p>
                  </text:list-header>
                </text:list>
              </table:table-cell>
              <table:table-cell table:style-name="ce91">
                <text:list text:continue-numbering="true" text:style-name="L8">
                  <text:list-header>
                    <text:p text:style-name="P27"><text:span text:style-name="T17">Value</text:span></text:p>
                  </text:list-header>
                </text:list>
              </table:table-cell>
              <table:table-cell table:style-name="ce92">
                <text:list text:continue-numbering="true" text:style-name="L8">
                  <text:list-header>
                    <text:p text:style-name="P27"><text:span text:style-name="T17">Value/DF</text:span></text:p>
                  </text:list-header>
                </text:list>
              </table:table-cell>
            </table:table-row>
            <table:table-row table:style-name="ro9">
              <table:table-cell table:style-name="ce93">
                <text:list text:continue-numbering="true" text:style-name="L8">
                  <text:list-header>
                    <text:p text:style-name="P22"><text:span text:style-name="T17">Deviance</text:span></text:p>
                  </text:list-header>
                </text:list>
              </table:table-cell>
              <table:table-cell table:style-name="ce94">
                <text:list text:continue-numbering="true" text:style-name="L8">
                  <text:list-header>
                    <text:p text:style-name="P27"><text:span text:style-name="T19">3</text:span></text:p>
                  </text:list-header>
                </text:list>
              </table:table-cell>
              <table:table-cell table:style-name="ce95">
                <text:list text:style-name="L10">
                  <text:list-header>
                    <text:p text:style-name="P27"><text:span text:style-name="T46">48.9244</text:span></text:p>
                  </text:list-header>
                </text:list>
              </table:table-cell>
              <table:table-cell table:style-name="ce96">
                <text:list text:style-name="L8">
                  <text:list-header>
                    <text:p text:style-name="P27"><text:span text:style-name="T19">16.3081</text:span></text:p>
                  </text:list-header>
                </text:list>
              </table:table-cell>
            </table:table-row>
            <table:table-row table:style-name="ro14">
              <table:table-cell table:style-name="ce97">
                <text:list text:continue-numbering="true" text:style-name="L8">
                  <text:list-header>
                    <text:p text:style-name="P22"><text:span text:style-name="T17">Pearson Chi-Square</text:span></text:p>
                  </text:list-header>
                </text:list>
              </table:table-cell>
              <table:table-cell table:style-name="ce98">
                <text:list text:continue-numbering="true" text:style-name="L8">
                  <text:list-header>
                    <text:p text:style-name="P27"><text:span text:style-name="T19">3</text:span></text:p>
                  </text:list-header>
                </text:list>
              </table:table-cell>
              <table:table-cell table:style-name="ce99">
                <text:list text:continue-numbering="true" text:style-name="L8">
                  <text:list-header>
                    <text:p text:style-name="P27"><text:span text:style-name="T19">56.7739</text:span></text:p>
                  </text:list-header>
                </text:list>
              </table:table-cell>
              <table:table-cell table:style-name="ce100">
                <text:list text:continue-numbering="true" text:style-name="L8">
                  <text:list-header>
                    <text:p text:style-name="P27"><text:span text:style-name="T19">18.9246</text:span></text:p>
                  </text:list-header>
                </text:list>
              </table:table-cell>
            </table:table-row>
            <table:table-row table:style-name="ro15">
              <table:table-cell table:style-name="ce101">
                <text:list text:continue-numbering="true" text:style-name="L8">
                  <text:list-header>
                    <text:p text:style-name="P22"><text:span text:style-name="T17">Log Likelihood</text:span></text:p>
                  </text:list-header>
                </text:list>
              </table:table-cell>
              <table:table-cell table:style-name="ce102"/>
              <table:table-cell table:style-name="ce103">
                <text:list text:style-name="L9">
                  <text:list-header>
                    <text:p text:style-name="P27"><text:span text:style-name="T45">-373.4687</text:span></text:p>
                  </text:list-header>
                </text:list>
              </table:table-cell>
              <table:table-cell table:style-name="ce104"/>
            </table:table-row>
          </table:table>
          <draw:image xlink:href="Pictures/TablePreview7.svm" xlink:type="simple" xlink:show="embed" xlink:actuate="onLoad"/>
        </draw:frame>
        <draw:frame draw:layer="layout" svg:width="11.327cm" svg:height="4.391cm" svg:x="11.642cm" svg:y="6.773cm">
          <table:table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0" table:default-cell-style-name="ce2">
              <table:table-cell table:style-name="ce105" table:number-columns-spanned="4">
                <text:list text:style-name="L8">
                  <text:list-header>
                    <text:p text:style-name="P26"><text:span text:style-name="T17">Criteria For Assessing Goodness Of Fit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10">
              <table:table-cell table:style-name="ce106">
                <text:list text:continue-numbering="true" text:style-name="L8">
                  <text:list-header>
                    <text:p text:style-name="P22"><text:span text:style-name="T17">Criterion</text:span></text:p>
                  </text:list-header>
                </text:list>
              </table:table-cell>
              <table:table-cell table:style-name="ce107">
                <text:list text:continue-numbering="true" text:style-name="L8">
                  <text:list-header>
                    <text:p text:style-name="P27"><text:span text:style-name="T17">DF</text:span></text:p>
                  </text:list-header>
                </text:list>
              </table:table-cell>
              <table:table-cell table:style-name="ce108">
                <text:list text:continue-numbering="true" text:style-name="L8">
                  <text:list-header>
                    <text:p text:style-name="P27"><text:span text:style-name="T17">Value</text:span></text:p>
                  </text:list-header>
                </text:list>
              </table:table-cell>
              <table:table-cell table:style-name="ce109">
                <text:list text:continue-numbering="true" text:style-name="L8">
                  <text:list-header>
                    <text:p text:style-name="P27"><text:span text:style-name="T17">Value/DF</text:span></text:p>
                  </text:list-header>
                </text:list>
              </table:table-cell>
            </table:table-row>
            <table:table-row table:style-name="ro9">
              <table:table-cell table:style-name="ce110">
                <text:list text:continue-numbering="true" text:style-name="L8">
                  <text:list-header>
                    <text:p text:style-name="P22"><text:span text:style-name="T17">Deviance</text:span></text:p>
                  </text:list-header>
                </text:list>
              </table:table-cell>
              <table:table-cell table:style-name="ce111">
                <text:list text:continue-numbering="true" text:style-name="L8">
                  <text:list-header>
                    <text:p text:style-name="P27"><text:span text:style-name="T19">2</text:span></text:p>
                  </text:list-header>
                </text:list>
              </table:table-cell>
              <table:table-cell table:style-name="ce112">
                <text:list text:style-name="L10">
                  <text:list-header>
                    <text:p text:style-name="P27"><text:span text:style-name="T46">2.9080</text:span></text:p>
                  </text:list-header>
                </text:list>
              </table:table-cell>
              <table:table-cell table:style-name="ce113">
                <text:list text:style-name="L8">
                  <text:list-header>
                    <text:p text:style-name="P27"><text:span text:style-name="T19">1.4540</text:span></text:p>
                  </text:list-header>
                </text:list>
              </table:table-cell>
            </table:table-row>
            <table:table-row table:style-name="ro9">
              <table:table-cell table:style-name="ce114">
                <text:list text:continue-numbering="true" text:style-name="L8">
                  <text:list-header>
                    <text:p text:style-name="P22"><text:span text:style-name="T17">Pearson Chi-Square</text:span></text:p>
                  </text:list-header>
                </text:list>
              </table:table-cell>
              <table:table-cell table:style-name="ce115">
                <text:list text:continue-numbering="true" text:style-name="L8">
                  <text:list-header>
                    <text:p text:style-name="P27"><text:span text:style-name="T19">2</text:span></text:p>
                  </text:list-header>
                </text:list>
              </table:table-cell>
              <table:table-cell table:style-name="ce116">
                <text:list text:continue-numbering="true" text:style-name="L8">
                  <text:list-header>
                    <text:p text:style-name="P27"><text:span text:style-name="T19">2.9542</text:span></text:p>
                  </text:list-header>
                </text:list>
              </table:table-cell>
              <table:table-cell table:style-name="ce117">
                <text:list text:continue-numbering="true" text:style-name="L8">
                  <text:list-header>
                    <text:p text:style-name="P27"><text:span text:style-name="T19">1.4771</text:span></text:p>
                  </text:list-header>
                </text:list>
              </table:table-cell>
            </table:table-row>
            <table:table-row table:style-name="ro11">
              <table:table-cell table:style-name="ce118">
                <text:list text:continue-numbering="true" text:style-name="L8">
                  <text:list-header>
                    <text:p text:style-name="P22"><text:span text:style-name="T17">Log Likelihood</text:span></text:p>
                  </text:list-header>
                </text:list>
              </table:table-cell>
              <table:table-cell table:style-name="ce119"/>
              <table:table-cell table:style-name="ce120">
                <text:list text:style-name="L9">
                  <text:list-header>
                    <text:p text:style-name="P27"><text:span text:style-name="T45">-350.4605</text:span></text:p>
                  </text:list-header>
                </text:list>
              </table:table-cell>
              <table:table-cell table:style-name="ce121"/>
            </table:table-row>
          </table:table>
          <draw:image xlink:href="Pictures/TablePreview8.svm" xlink:type="simple" xlink:show="embed" xlink:actuate="onLoad"/>
        </draw:frame>
        <draw:custom-shape draw:style-name="gr7" draw:text-style-name="P2" draw:layer="layout" svg:width="9.976cm" svg:height="0.726cm" svg:x="-0.256cm" svg:y="5.715cm">
          <text:list text:style-name="L1">
            <text:list-header>
              <text:p text:style-name="P22"><text:span text:style-name="T43">Model (Response E, no Actual Explanator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9.714cm" svg:height="0.726cm" svg:x="10.774cm" svg:y="5.715cm">
          <text:list text:style-name="L1">
            <text:list-header>
              <text:p text:style-name="P22"><text:span text:style-name="T43">Model (Response E, P Actual Explanatory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1.328cm" svg:height="4.391cm" svg:x="0.635cm" svg:y="13.123cm">
          <table:table>
            <table:table-column table:style-name="co30"/>
            <table:table-column table:style-name="co27"/>
            <table:table-column table:style-name="co28"/>
            <table:table-column table:style-name="co29"/>
            <table:table-row table:style-name="ro10" table:default-cell-style-name="ce2">
              <table:table-cell table:style-name="ce122" table:number-columns-spanned="4">
                <text:list text:style-name="L8">
                  <text:list-header>
                    <text:p text:style-name="P26"><text:span text:style-name="T17">Criteria For Assessing Goodness Of Fit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10">
              <table:table-cell table:style-name="ce123">
                <text:list text:continue-numbering="true" text:style-name="L8">
                  <text:list-header>
                    <text:p text:style-name="P22"><text:span text:style-name="T17">Criterion</text:span></text:p>
                  </text:list-header>
                </text:list>
              </table:table-cell>
              <table:table-cell table:style-name="ce124">
                <text:list text:continue-numbering="true" text:style-name="L8">
                  <text:list-header>
                    <text:p text:style-name="P27"><text:span text:style-name="T17">DF</text:span></text:p>
                  </text:list-header>
                </text:list>
              </table:table-cell>
              <table:table-cell table:style-name="ce125">
                <text:list text:continue-numbering="true" text:style-name="L8">
                  <text:list-header>
                    <text:p text:style-name="P27"><text:span text:style-name="T17">Value</text:span></text:p>
                  </text:list-header>
                </text:list>
              </table:table-cell>
              <table:table-cell table:style-name="ce126">
                <text:list text:continue-numbering="true" text:style-name="L8">
                  <text:list-header>
                    <text:p text:style-name="P27"><text:span text:style-name="T17">Value/DF</text:span></text:p>
                  </text:list-header>
                </text:list>
              </table:table-cell>
            </table:table-row>
            <table:table-row table:style-name="ro9">
              <table:table-cell table:style-name="ce127">
                <text:list text:continue-numbering="true" text:style-name="L8">
                  <text:list-header>
                    <text:p text:style-name="P22"><text:span text:style-name="T17">Deviance</text:span></text:p>
                  </text:list-header>
                </text:list>
              </table:table-cell>
              <table:table-cell table:style-name="ce128">
                <text:list text:continue-numbering="true" text:style-name="L8">
                  <text:list-header>
                    <text:p text:style-name="P27"><text:span text:style-name="T19">1</text:span></text:p>
                  </text:list-header>
                </text:list>
              </table:table-cell>
              <table:table-cell table:style-name="ce129">
                <text:list text:style-name="L10">
                  <text:list-header>
                    <text:p text:style-name="P27"><text:span text:style-name="T46">0.0008</text:span></text:p>
                  </text:list-header>
                </text:list>
              </table:table-cell>
              <table:table-cell table:style-name="ce130">
                <text:list text:style-name="L8">
                  <text:list-header>
                    <text:p text:style-name="P27"><text:span text:style-name="T19">0.0008</text:span></text:p>
                  </text:list-header>
                </text:list>
              </table:table-cell>
            </table:table-row>
            <table:table-row table:style-name="ro9">
              <table:table-cell table:style-name="ce131">
                <text:list text:continue-numbering="true" text:style-name="L8">
                  <text:list-header>
                    <text:p text:style-name="P22"><text:span text:style-name="T17">Pearson Chi-Square</text:span></text:p>
                  </text:list-header>
                </text:list>
              </table:table-cell>
              <table:table-cell table:style-name="ce132">
                <text:list text:continue-numbering="true" text:style-name="L8">
                  <text:list-header>
                    <text:p text:style-name="P27"><text:span text:style-name="T19">1</text:span></text:p>
                  </text:list-header>
                </text:list>
              </table:table-cell>
              <table:table-cell table:style-name="ce133">
                <text:list text:continue-numbering="true" text:style-name="L8">
                  <text:list-header>
                    <text:p text:style-name="P27"><text:span text:style-name="T19">0.0008</text:span></text:p>
                  </text:list-header>
                </text:list>
              </table:table-cell>
              <table:table-cell table:style-name="ce134">
                <text:list text:continue-numbering="true" text:style-name="L8">
                  <text:list-header>
                    <text:p text:style-name="P27"><text:span text:style-name="T19">0.0008</text:span></text:p>
                  </text:list-header>
                </text:list>
              </table:table-cell>
            </table:table-row>
            <table:table-row table:style-name="ro11">
              <table:table-cell table:style-name="ce135">
                <text:list text:continue-numbering="true" text:style-name="L8">
                  <text:list-header>
                    <text:p text:style-name="P22"><text:span text:style-name="T17">Log Likelihood</text:span></text:p>
                  </text:list-header>
                </text:list>
              </table:table-cell>
              <table:table-cell table:style-name="ce136"/>
              <table:table-cell table:style-name="ce137">
                <text:list text:continue-numbering="true" text:style-name="L8">
                  <text:list-header>
                    <text:p text:style-name="P27"><text:span text:style-name="T19">-349.0069</text:span></text:p>
                  </text:list-header>
                </text:list>
              </table:table-cell>
              <table:table-cell table:style-name="ce138"/>
            </table:table-row>
          </table:table>
          <draw:image xlink:href="Pictures/TablePreview9.svm" xlink:type="simple" xlink:show="embed" xlink:actuate="onLoad"/>
        </draw:frame>
        <draw:custom-shape draw:style-name="gr7" draw:text-style-name="P2" draw:layer="layout" svg:width="10.184cm" svg:height="0.726cm" svg:x="-0.274cm" svg:y="12.277cm">
          <text:list text:style-name="L1">
            <text:list-header>
              <text:p text:style-name="P22"><text:span text:style-name="T43">Model (Response E, G+P Actual Explana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2.7cm" svg:height="6.108cm" svg:x="12.277cm" svg:y="11.853cm">
          <text:list text:style-name="L14">
            <text:list-header>
              <text:p text:style-name="P22"><text:span text:style-name="T72">Model E = 1 vs. E = P</text:span></text:p>
              <text:p text:style-name="P22"><text:span text:style-name="T14">G</text:span><text:span text:style-name="T73">2</text:span><text:span text:style-name="T14">(M</text:span><text:span text:style-name="T74">0</text:span><text:span text:style-name="T14">) - G</text:span><text:span text:style-name="T73">2</text:span><text:span text:style-name="T14">(M</text:span><text:span text:style-name="T74">1</text:span><text:span text:style-name="T14">) = </text:span><text:span text:style-name="T75">48.9244 </text:span><text:span text:style-name="T14">– </text:span><text:span text:style-name="T75">2.9080 </text:span><text:span text:style-name="T14">= </text:span><text:span text:style-name="T76">46.016</text:span></text:p>
              <text:p text:style-name="P22"><text:span text:style-name="T14">-2(L</text:span><text:span text:style-name="T74">0</text:span><text:span text:style-name="T14"> – L</text:span><text:span text:style-name="T74">1</text:span><text:span text:style-name="T14">) = -2(</text:span><text:span text:style-name="T77">-373.4687</text:span><text:span text:style-name="T14">–(</text:span><text:span text:style-name="T77">-350.4605</text:span><text:span text:style-name="T14">) = </text:span><text:span text:style-name="T76">46.016</text:span></text:p>
              <text:p text:style-name="P22"><text:span text:style-name="T14">df = 3-2= 1, so χ</text:span><text:span text:style-name="T73">2</text:span><text:span text:style-name="T14"> p-value &lt; .001, so there is evidence of a </text:span><text:span text:style-name="T76">P</text:span><text:span text:style-name="T14"> effect on </text:span><text:span text:style-name="T76">E</text:span></text:p>
              <text:p text:style-name="P22"><text:span text:style-name="T72">Model E = P vs. E = G+P</text:span></text:p>
              <text:p text:style-name="P22"><text:span text:style-name="T14">G</text:span><text:span text:style-name="T73">2</text:span><text:span text:style-name="T14"> = G</text:span><text:span text:style-name="T73">2</text:span><text:span text:style-name="T14">(M</text:span><text:span text:style-name="T74">0</text:span><text:span text:style-name="T14">) - G</text:span><text:span text:style-name="T73">2</text:span><text:span text:style-name="T14">(M</text:span><text:span text:style-name="T74">1</text:span><text:span text:style-name="T14">) = </text:span><text:span text:style-name="T75">2.9080</text:span><text:span text:style-name="T14"> - </text:span><text:span text:style-name="T75">.0008</text:span><text:span text:style-name="T14"> = </text:span><text:span text:style-name="T76">2.9</text:span></text:p>
              <text:p text:style-name="P22"><text:span text:style-name="T14">df = 2-1 = 1, so χ</text:span><text:span text:style-name="T73">2</text:span><text:span text:style-name="T14"> p-value &gt; .10 so only weak evidence occurs that G had a direct effect as well as indirect effect on E. So E = P is a sufficient mode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lide 7" draw:style-name="dp1" draw:master-page-name="Default">
        <draw:custom-shape draw:style-name="gr7" draw:text-style-name="P2" draw:layer="layout" svg:width="26.223cm" svg:height="1.568cm" svg:x="-0.354cm" svg:y="1.107cm">
          <text:list text:style-name="L5">
            <text:list-header>
              <text:p text:style-name="P28"><text:span text:style-name="T78">3</text:span><text:span text:style-name="T79">rd</text:span><text:span text:style-name="T78"> stage</text:span><text:span text:style-name="T80"> : predicts </text:span><text:span text:style-name="T81">Extramarital Sex </text:span><text:span text:style-name="T80"><text:s/>has direct effect on </text:span><text:span text:style-name="T81">Marriage</text:span><text:span text:style-name="T80"> ; </text:span><text:span text:style-name="T81">Premarital Sex</text:span><text:span text:style-name="T80"> has direct and </text:span></text:p>
              <text:p text:style-name="P28"><text:span text:style-name="T80">indirect effects on </text:span><text:span text:style-name="T81">Marriage</text:span><text:span text:style-name="T80">; </text:span><text:span text:style-name="T81"><text:s/>Gender </text:span><text:span text:style-name="T80">has indirect effects through </text:span><text:span text:style-name="T81">PMS</text:span><text:span text:style-name="T80"> and </text:span><text:span text:style-name="T81">EM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3.334cm" svg:height="7.511cm" svg:x="2.117cm" svg:y="3.175cm">
          <table:table>
            <table:table-column table:style-name="co31"/>
            <table:table-column table:style-name="co32"/>
            <table:table-column table:style-name="co31"/>
            <table:table-column table:style-name="co32"/>
            <table:table-column table:style-name="co31"/>
            <table:table-column table:style-name="co32"/>
            <table:table-row table:style-name="ro8" table:default-cell-style-name="ce85">
              <table:table-cell>
                <text:list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 table:style-name="ce86">
                <text:list text:continue-numbering="true" text:style-name="L12">
                  <text:list-header>
                    <text:p text:style-name="P24"><text:span text:style-name="T67">PMS</text:span></text:p>
                  </text:list-header>
                </text:list>
              </table:table-cell>
              <table:table-cell table:style-name="ce86">
                <text:list text:continue-numbering="true" text:style-name="L12">
                  <text:list-header>
                    <text:p text:style-name="P24"><text:span text:style-name="T67">EMS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Divorced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</table:table-row>
            <table:table-row table:style-name="ro8" table:default-cell-style-name="ce85">
              <table:table-cell>
                <text:list text:continue-numbering="true" text:style-name="L12">
                  <text:list-header>
                    <text:p text:style-name="P23"><text:span text:style-name="T67">GENDER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 table:style-name="ce86">
                <text:list text:continue-numbering="true" text:style-name="L12">
                  <text:list-header>
                    <text:p text:style-name="P24"><text:span text:style-name="T67">Yes</text:span></text:p>
                  </text:list-header>
                </text:list>
              </table:table-cell>
              <table:table-cell table:style-name="ce86">
                <text:list text:continue-numbering="true" text:style-name="L12">
                  <text:list-header>
                    <text:p text:style-name="P24"><text:span text:style-name="T67">No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</table:table-row>
            <table:table-row table:style-name="ro9" table:default-cell-style-name="ce85">
              <table:table-cell>
                <text:list text:continue-numbering="true" text:style-name="L12">
                  <text:list-header>
                    <text:p text:style-name="P23"><text:span text:style-name="T67">Female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Yes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Yes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17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4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7">21</text:span></text:p>
                  </text:list-header>
                </text:list>
              </table:table-cell>
            </table:table-row>
            <table:table-row table:style-name="ro9" table:default-cell-style-name="ce85"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No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54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25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7">79</text:span></text:p>
                  </text:list-header>
                </text:list>
              </table:table-cell>
            </table:table-row>
            <table:table-row table:style-name="ro9" table:default-cell-style-name="ce85"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No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Yes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36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4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7">40</text:span></text:p>
                  </text:list-header>
                </text:list>
              </table:table-cell>
            </table:table-row>
            <table:table-row table:style-name="ro9" table:default-cell-style-name="ce85"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No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214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322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7">536</text:span></text:p>
                  </text:list-header>
                </text:list>
              </table:table-cell>
            </table:table-row>
            <table:table-row table:style-name="ro9" table:default-cell-style-name="ce85">
              <table:table-cell>
                <text:list text:continue-numbering="true" text:style-name="L12">
                  <text:list-header>
                    <text:p text:style-name="P23"><text:span text:style-name="T67">Male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Yes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Yes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28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11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7">39</text:span></text:p>
                  </text:list-header>
                </text:list>
              </table:table-cell>
            </table:table-row>
            <table:table-row table:style-name="ro9" table:default-cell-style-name="ce85"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No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60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42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7">102</text:span></text:p>
                  </text:list-header>
                </text:list>
              </table:table-cell>
            </table:table-row>
            <table:table-row table:style-name="ro9" table:default-cell-style-name="ce85"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No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Yes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17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4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7">21</text:span></text:p>
                  </text:list-header>
                </text:list>
              </table:table-cell>
            </table:table-row>
            <table:table-row table:style-name="ro9" table:default-cell-style-name="ce85"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 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23"><text:span text:style-name="T67">No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68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8">130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25"><text:span text:style-name="T67">198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2" draw:text-style-name="P2" draw:layer="layout" svg:width="7.832cm" svg:height="6.306cm" svg:x="15.875cm" svg:y="3.126cm">
          <text:list text:style-name="L13">
            <text:list-header>
              <text:p text:style-name="P22"><text:span text:style-name="T82">data</text:span><text:span text:style-name="T83"> causal ; </text:span></text:p>
            </text:list-header>
          </text:list>
          <text:list text:style-name="L14">
            <text:list-header>
              <text:p text:style-name="P29"><text:span text:style-name="T83"><text:s/></text:span><text:span text:style-name="T84">input</text:span><text:span text:style-name="T83"> gender $ PMS $ EMS $ </text:span><text:span text:style-name="T83"><text:tab/></text:span><text:span text:style-name="T83">DIVORCED TOTAL ; </text:span></text:p>
              <text:p text:style-name="P22"><text:span text:style-name="T83"><text:s/></text:span><text:span text:style-name="T84">datalines</text:span><text:span text:style-name="T83"> ; </text:span></text:p>
              <text:p text:style-name="P22"><text:span text:style-name="T83"><text:s/></text:span><text:span text:style-name="T83">F Y Y <text:s/>17 <text:s/>21</text:span></text:p>
              <text:p text:style-name="P22"><text:span text:style-name="T83"><text:s/></text:span><text:span text:style-name="T83">F Y N <text:s/>54 <text:s/>79</text:span></text:p>
              <text:p text:style-name="P22"><text:span text:style-name="T83"><text:s/></text:span><text:span text:style-name="T83">F N Y <text:s/>36 <text:s/>40</text:span></text:p>
              <text:p text:style-name="P22"><text:span text:style-name="T83"><text:s/></text:span><text:span text:style-name="T83">F N N 214 536</text:span></text:p>
              <text:p text:style-name="P22"><text:span text:style-name="T83"><text:s/></text:span><text:span text:style-name="T83">M Y Y <text:s/>28 <text:s/>39</text:span></text:p>
              <text:p text:style-name="P22"><text:span text:style-name="T83"><text:s/></text:span><text:span text:style-name="T83">M Y N <text:s/>60 102</text:span></text:p>
              <text:p text:style-name="P22"><text:span text:style-name="T83"><text:s/></text:span><text:span text:style-name="T83">M N Y <text:s/>17 <text:s/>21</text:span></text:p>
              <text:p text:style-name="P22"><text:span text:style-name="T83"><text:s/></text:span><text:span text:style-name="T83">M N N <text:s/>68 198</text:span></text:p>
              <text:p text:style-name="P22"><text:span text:style-name="T83"><text:s/></text:span><text:span text:style-name="T83">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668cm" svg:height="5.766cm" svg:x="1.32cm" svg:y="11.143cm">
          <text:list text:style-name="L14">
            <text:list-header>
              <text:p text:style-name="P22"><text:span text:style-name="T85">Model M = E + P vs. <text:s/>M = E*P</text:span></text:p>
              <text:p text:style-name="P22"><text:span text:style-name="T14">G</text:span><text:span text:style-name="T73">2</text:span><text:span text:style-name="T14"> = G</text:span><text:span text:style-name="T73">2</text:span><text:span text:style-name="T14">(M</text:span><text:span text:style-name="T74">0</text:span><text:span text:style-name="T14">) - G</text:span><text:span text:style-name="T73">2</text:span><text:span text:style-name="T14">(M</text:span><text:span text:style-name="T74">1</text:span><text:span text:style-name="T14">) = 18.1596 – 5.2455 = 12.91, with df = 5-4= 1 </text:span></text:p>
              <text:p text:style-name="P22"><text:span text:style-name="T14">so χ</text:span><text:span text:style-name="T73">2</text:span><text:span text:style-name="T14"> p-value &lt; .10 so the interaction EMS*PMS is a better model to predict Divorce</text:span></text:p>
              <text:p text:style-name="P22"><text:span text:style-name="T85">Model M = E*P vs. <text:s/>M = E*P + G</text:span></text:p>
              <text:p text:style-name="P22"><text:span text:style-name="T14">G</text:span><text:span text:style-name="T73">2</text:span><text:span text:style-name="T14"> = G</text:span><text:span text:style-name="T73">2</text:span><text:span text:style-name="T14">(M</text:span><text:span text:style-name="T74">0</text:span><text:span text:style-name="T14">) - G</text:span><text:span text:style-name="T73">2</text:span><text:span text:style-name="T14">(M</text:span><text:span text:style-name="T74">1</text:span><text:span text:style-name="T14">) = 5.2455 - .6978 = 4.5477, with df = 4-3= 1 </text:span></text:p>
              <text:p text:style-name="P22"><text:span text:style-name="T14">so χ</text:span><text:span text:style-name="T73">2</text:span><text:span text:style-name="T14"> .025 &lt; p-value &lt; .05 so adding G to interaction EMS*PMS fits slightly better.</text:span></text:p>
              <text:p text:style-name="P22"><text:span text:style-name="T14"/></text:p>
            </text:list-header>
          </text:list>
          <text:list text:style-name="L1">
            <text:list-header>
              <text:p text:style-name="P22"><text:span text:style-name="T86">Conclusion for Causal Relationships</text:span></text:p>
              <text:p text:style-name="P22"><text:span text:style-name="T87">Good alternative for model building by using common sense to hypothesize relationships</text:span></text:p>
              <text:p text:style-name="P22"><text:span text:style-name="T8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6.1.6 New Model-Building Strategies for Data Mining" draw:style-name="dp1" draw:master-page-name="Default" presentation:presentation-page-layout-name="AL1T1">
        <draw:frame presentation:style-name="pr1" draw:text-style-name="P2" draw:layer="layout" svg:width="22.86cm" svg:height="2.293cm" svg:x="1.27cm" svg:y="0.759cm" presentation:class="title" presentation:user-transformed="true">
          <draw:text-box>
            <text:list text:style-name="L1">
              <text:list-header>
                <text:p text:style-name="P1"><text:span text:style-name="T1">6.1.6 New Model-Building Strategies for Data Mining</text:span></text:p>
              </text:list-header>
            </text:list>
          </draw:text-box>
        </draw:frame>
        <draw:frame presentation:style-name="pr2" draw:text-style-name="P2" draw:layer="layout" svg:width="22.86cm" svg:height="14.266cm" svg:x="1.482cm" svg:y="3.598cm" presentation:class="outline" presentation:user-transformed="true">
          <draw:text-box>
            <text:list text:style-name="L2">
              <text:list-item>
                <text:p text:style-name="P7"><text:span text:style-name="T88">Data mining</text:span><text:span text:style-name="T7"> is the analysis of huge data sets, <text:s/>in order to find previously unsuspected relationships which are of interest or value</text:span></text:p>
              </text:list-item>
              <text:list-item>
                <text:p text:style-name="P30"><text:span text:style-name="T7">Model Building is challenging</text:span><text:span text:style-name="T7"><text:tab/></text:span></text:p>
              </text:list-item>
            </text:list>
            <text:list text:style-name="L16">
              <text:list-item>
                <text:list>
                  <text:list-item>
                    <text:p text:style-name="P17"><text:span text:style-name="T26">There are alternatives to traditional statistical methods, such as automated algorithms that ignore concepts such as sampling error and modeling</text:span></text:p>
                  </text:list-item>
                  <text:list-item>
                    <text:p text:style-name="P17"><text:span text:style-name="T26">Significance tests are usually irrelevant, since nearly any variable has significant effect if </text:span><text:span text:style-name="T89">n </text:span><text:span text:style-name="T26">is sufficiently large</text:span></text:p>
                  </text:list-item>
                  <text:list-item>
                    <text:p text:style-name="P17"><text:span text:style-name="T26">For large n, inference is less relevant than summary measures of predictive power</text:span></text:p>
                    <text:p text:style-name="P17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H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6.1.4 AIC, Model Selection, and the Correct Model</dc:title>
    <meta:initial-creator>Lam </meta:initial-creator>
    <meta:creation-date>2005-02-09T04:33:31</meta:creation-date>
    <dc:creator>asenal </dc:creator>
    <dc:date>2011-08-30T22:13:09</dc:date>
    <meta:editing-cycles>4</meta:editing-cycles>
    <meta:editing-duration>PT00H07M37S</meta:editing-duration>
    <meta:document-statistic meta:object-count="74"/>
    <meta:generator>OpenOffice.org/3.2$Linux OpenOffice.org_project/320m12$Build-9483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row>
                <mover accent="true">
                  <mi>θ</mi>
                  <mo stretchy="false">ˆ</mo>
                </mover>
                <mi mathvariant="normal">=</mi>
                <mfrac>
                  <mrow>
                    <mtext>100</mtext>
                    <mi>x</mi>
                    <mtext>219</mtext>
                  </mrow>
                  <mrow>
                    <mtext>141</mtext>
                    <mi>x</mi>
                    <mtext>576</mtext>
                  </mrow>
                </mfrac>
              </mrow>
              <mi mathvariant="normal">=</mi>
              <mtext>.</mtext>
            </mrow>
            <mtext>27</mtext>
          </mrow>
        </mrow>
      </mstyle>
    </mrow>
    <annotation encoding="StarMath 5.0"> size 12{ { hat  {θ}}= {  {"100"x"219"}  over  {"141"x"576"} } = "." "27"} {}</annotation>
  </semantics>
</math>
</file>